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Noto Sans Symbols" svg:font-family="'Noto Sans Symbols'"/>
    <style:font-face style:name="Arial" svg:font-family="Arial" style:font-family-generic="roman" style:font-pitch="variable"/>
    <style:font-face style:name="Arial (Body)" svg:font-family="'Arial (Bod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Impact" svg:font-family="Impact" style:font-family-generic="roman" style:font-pitch="variable"/>
    <style:font-face style:name="Segoe UI" svg:font-family="'Segoe UI'" style:font-family-generic="roman" style:font-pitch="variable"/>
    <style:font-face style:name="Theinhardt Pan Light" svg:font-family="'Theinhardt Pan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Arial (Body)1" svg:font-family="'Arial (Body)'" style:font-family-generic="system" style:font-pitch="variable"/>
    <style:font-face style:name="Courier New2"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heinhardt Medium" svg:font-family="'Theinhardt Medium'" style:font-family-generic="system" style:font-pitch="variable"/>
    <style:font-face style:name="Theinhardt Pan" svg:font-family="'Theinhardt Pa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458in" fo:margin-left="-0.3958in" fo:margin-top="0in" fo:margin-bottom="0in" fo:break-before="auto" fo:break-after="auto" table:align="left" style:writing-mode="lr-tb"/>
    </style:style>
    <style:style style:name="Table1.A" style:family="table-column">
      <style:table-column-properties style:column-width="1.0826in"/>
    </style:style>
    <style:style style:name="Table1.B" style:family="table-column">
      <style:table-column-properties style:column-width="1.2611in"/>
    </style:style>
    <style:style style:name="Table1.C" style:family="table-column">
      <style:table-column-properties style:column-width="1.6868in"/>
    </style:style>
    <style:style style:name="Table1.D" style:family="table-column">
      <style:table-column-properties style:column-width="3.1146in"/>
    </style:style>
    <style:style style:name="Table1.1" style:family="table-row">
      <style:table-row-properties fo:keep-together="always"/>
    </style:style>
    <style:style style:name="Table1.A1" style:family="table-cell">
      <style:table-cell-properties fo:padding-left="0.0958in" fo:padding-right="0.075in" fo:padding-top="0in" fo:padding-bottom="0in" fo:border-left="3pt solid #000000" fo:border-right="0.75pt solid #000000" fo:border-top="3pt solid #000000" fo:border-bottom="0.75pt solid #000000"/>
    </style:style>
    <style:style style:name="Table1.B1" style:family="table-cell">
      <style:table-cell-properties fo:padding-left="0.0958in" fo:padding-right="0.075in" fo:padding-top="0in" fo:padding-bottom="0in" fo:border-left="0.75pt solid #000000" fo:border-right="0.75pt solid #000000" fo:border-top="3pt solid #000000" fo:border-bottom="0.75pt solid #000000"/>
    </style:style>
    <style:style style:name="Table1.D1" style:family="table-cell">
      <style:table-cell-properties fo:padding-left="0.0958in" fo:padding-right="0.075in" fo:padding-top="0in" fo:padding-bottom="0in" fo:border-left="0.75pt solid #000000" fo:border-right="3pt solid #000000" fo:border-top="3pt solid #000000" fo:border-bottom="0.75pt solid #000000"/>
    </style:style>
    <style:style style:name="Table1.A2" style:family="table-cell">
      <style:table-cell-properties fo:padding-left="0.0958in" fo:padding-right="0.075in" fo:padding-top="0in" fo:padding-bottom="0in" fo:border-left="3pt solid #000000" fo:border-right="0.75pt solid #000000" fo:border-top="0.75pt solid #000000" fo:border-bottom="0.75pt solid #000000"/>
    </style:style>
    <style:style style:name="Table1.B2" style:family="table-cell">
      <style:table-cell-properties fo:padding-left="0.0958in" fo:padding-right="0.075in" fo:padding-top="0in" fo:padding-bottom="0in" fo:border="0.75pt solid #000000"/>
    </style:style>
    <style:style style:name="Table1.D2" style:family="table-cell">
      <style:table-cell-properties fo:padding-left="0.0958in" fo:padding-right="0.075in" fo:padding-top="0in" fo:padding-bottom="0in" fo:border-left="0.75pt solid #000000" fo:border-right="3pt solid #000000" fo:border-top="0.75pt solid #000000" fo:border-bottom="0.75pt solid #000000"/>
    </style:style>
    <style:style style:name="Table1.A13" style:family="table-cell">
      <style:table-cell-properties fo:padding-left="0.0958in" fo:padding-right="0.075in" fo:padding-top="0in" fo:padding-bottom="0in" fo:border-left="3pt solid #000000" fo:border-right="0.75pt solid #000000" fo:border-top="0.75pt solid #000000" fo:border-bottom="3pt solid #000000"/>
    </style:style>
    <style:style style:name="Table1.B13" style:family="table-cell">
      <style:table-cell-properties fo:padding-left="0.0958in" fo:padding-right="0.075in" fo:padding-top="0in" fo:padding-bottom="0in" fo:border-left="0.75pt solid #000000" fo:border-right="0.75pt solid #000000" fo:border-top="0.75pt solid #000000" fo:border-bottom="3pt solid #000000"/>
    </style:style>
    <style:style style:name="Table1.D13" style:family="table-cell">
      <style:table-cell-properties fo:padding-left="0.0958in" fo:padding-right="0.075in" fo:padding-top="0in" fo:padding-bottom="0in" fo:border-left="0.75pt solid #000000" fo:border-right="3pt solid #000000" fo:border-top="0.75pt solid #000000" fo:border-bottom="3pt solid #000000"/>
    </style:style>
    <style:style style:name="Table2" style:family="table">
      <style:table-properties style:width="6.3028in" fo:margin-left="0in" fo:margin-top="0in" fo:margin-bottom="0in" table:align="left" style:writing-mode="lr-tb"/>
    </style:style>
    <style:style style:name="Table2.A" style:family="table-column">
      <style:table-column-properties style:column-width="1.2118in"/>
    </style:style>
    <style:style style:name="Table2.B" style:family="table-column">
      <style:table-column-properties style:column-width="1.2347in"/>
    </style:style>
    <style:style style:name="Table2.C" style:family="table-column">
      <style:table-column-properties style:column-width="3.8563in"/>
    </style:style>
    <style:style style:name="Table2.1" style:family="table-row">
      <style:table-row-properties fo:keep-together="always"/>
    </style:style>
    <style:style style:name="Table2.A1" style:family="table-cell">
      <style:table-cell-properties style:vertical-align="bottom" fo:padding-left="0.0958in" fo:padding-right="0.075in" fo:padding-top="0in" fo:padding-bottom="0in" fo:border-left="3pt solid #000000" fo:border-right="0.75pt solid #000000" fo:border-top="3pt solid #000000" fo:border-bottom="0.75pt solid #000000"/>
    </style:style>
    <style:style style:name="Table2.B1" style:family="table-cell">
      <style:table-cell-properties style:vertical-align="bottom" fo:padding-left="0.0958in" fo:padding-right="0.075in" fo:padding-top="0in" fo:padding-bottom="0in" fo:border-left="0.75pt solid #000000" fo:border-right="0.75pt solid #000000" fo:border-top="3pt solid #000000" fo:border-bottom="0.75pt solid #000000"/>
    </style:style>
    <style:style style:name="Table2.C1" style:family="table-cell">
      <style:table-cell-properties style:vertical-align="bottom" fo:padding-left="0.0958in" fo:padding-right="0.075in" fo:padding-top="0in" fo:padding-bottom="0in" fo:border-left="0.75pt solid #000000" fo:border-right="3pt solid #000000" fo:border-top="3pt solid #000000" fo:border-bottom="0.75pt solid #000000"/>
    </style:style>
    <style:style style:name="Table2.A2" style:family="table-cell">
      <style:table-cell-properties style:vertical-align="bottom" fo:padding-left="0.0958in" fo:padding-right="0.075in" fo:padding-top="0in" fo:padding-bottom="0in" fo:border-left="3pt solid #000000" fo:border-right="0.75pt solid #000000" fo:border-top="0.75pt solid #000000" fo:border-bottom="0.75pt solid #000000"/>
    </style:style>
    <style:style style:name="Table2.B2" style:family="table-cell">
      <style:table-cell-properties style:vertical-align="bottom" fo:padding-left="0.0958in" fo:padding-right="0.075in" fo:padding-top="0in" fo:padding-bottom="0in" fo:border="0.75pt solid #000000"/>
    </style:style>
    <style:style style:name="Table2.C2" style:family="table-cell">
      <style:table-cell-properties style:vertical-align="bottom" fo:padding-left="0.0958in" fo:padding-right="0.075in" fo:padding-top="0in" fo:padding-bottom="0in" fo:border-left="0.75pt solid #000000" fo:border-right="3pt solid #000000" fo:border-top="0.75pt solid #000000" fo:border-bottom="0.75pt solid #000000"/>
    </style:style>
    <style:style style:name="Table2.5" style:family="table-row">
      <style:table-row-properties style:min-row-height="1.9778in" fo:keep-together="always"/>
    </style:style>
    <style:style style:name="Table2.A6" style:family="table-cell">
      <style:table-cell-properties style:vertical-align="bottom" fo:padding-left="0.0958in" fo:padding-right="0.075in" fo:padding-top="0in" fo:padding-bottom="0in" fo:border-left="3pt solid #000000" fo:border-right="0.75pt solid #000000" fo:border-top="0.75pt solid #000000" fo:border-bottom="3pt solid #000000"/>
    </style:style>
    <style:style style:name="Table2.B6" style:family="table-cell">
      <style:table-cell-properties style:vertical-align="bottom" fo:padding-left="0.0958in" fo:padding-right="0.075in" fo:padding-top="0in" fo:padding-bottom="0in" fo:border-left="0.75pt solid #000000" fo:border-right="0.75pt solid #000000" fo:border-top="0.75pt solid #000000" fo:border-bottom="3pt solid #000000"/>
    </style:style>
    <style:style style:name="Table2.C6" style:family="table-cell">
      <style:table-cell-properties style:vertical-align="bottom" fo:padding-left="0.0958in" fo:padding-right="0.075in" fo:padding-top="0in" fo:padding-bottom="0in" fo:border-left="0.75pt solid #000000" fo:border-right="3pt solid #000000" fo:border-top="0.75pt solid #000000" fo:border-bottom="3pt solid #000000"/>
    </style:style>
    <style:style style:name="P1" style:family="paragraph" style:parent-style-name="Standard" style:list-style-name="WWNum1">
      <style:paragraph-properties fo:margin-left="0.5in" fo:margin-right="0in" fo:margin-top="0.1252in" fo:margin-bottom="0.1252in" loext:contextual-spacing="false" fo:line-height="110%" fo:text-align="start" style:justify-single-word="false" fo:keep-together="auto" fo:orphans="2" fo:widows="2" fo:text-indent="-0.25in" style:auto-text-indent="false" fo:break-before="auto" fo:break-after="auto" fo:padding="0in" fo:border="none" fo:keep-with-next="auto"/>
    </style:style>
    <style:style style:name="P2" style:family="paragraph" style:parent-style-name="Standard" style:list-style-name="WWNum2">
      <style:paragraph-properties fo:margin-left="0.5in" fo:margin-right="0in" fo:margin-top="0.1252in" fo:margin-bottom="0.1252in" loext:contextual-spacing="false" fo:line-height="110%" fo:text-align="start" style:justify-single-word="false" fo:keep-together="auto" fo:orphans="2" fo:widows="2" fo:text-indent="-0.25in" style:auto-text-indent="false" fo:break-before="auto" fo:break-after="auto" fo:padding="0in" fo:border="none" fo:keep-with-next="auto"/>
    </style:style>
    <style:style style:name="P3" style:family="paragraph" style:parent-style-name="Standard" style:list-style-name="WWNum3">
      <style:paragraph-properties fo:margin-left="0.5in" fo:margin-right="0in" fo:margin-top="0.1252in" fo:margin-bottom="0.1252in" loext:contextual-spacing="false" fo:line-height="110%" fo:text-align="start" style:justify-single-word="false" fo:keep-together="auto" fo:orphans="2" fo:widows="2" fo:text-indent="-0.25in" style:auto-text-indent="false" fo:break-before="auto" fo:break-after="auto" fo:padding="0in" fo:border="none" fo:keep-with-next="auto"/>
    </style:style>
    <style:style style:name="P4" style:family="paragraph" style:parent-style-name="Standard" style:list-style-name="WWNum4">
      <style:paragraph-properties fo:margin-left="0.5in" fo:margin-right="0in" fo:margin-top="0.1252in" fo:margin-bottom="0.1252in" loext:contextual-spacing="false" fo:line-height="110%"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2">
      <style:paragraph-properties fo:margin-left="0.5in" fo:margin-right="0in" fo:margin-top="0.1252in" fo:margin-bottom="0.1252in" loext:contextual-spacing="false" fo:line-height="100%" fo:text-indent="-0.25in" style:auto-text-indent="false"/>
    </style:style>
    <style:style style:name="P6" style:family="paragraph" style:parent-style-name="Standard">
      <style:paragraph-properties fo:margin-top="0in" fo:margin-bottom="0.111in" loext:contextual-spacing="false" fo:line-height="108%"/>
      <style:text-properties fo:font-size="14pt" style:font-size-asian="14pt" style:font-size-complex="14pt"/>
    </style:style>
    <style:style style:name="P7" style:family="paragraph" style:parent-style-name="Standard">
      <style:paragraph-properties fo:margin-top="0in" fo:margin-bottom="0.111in" loext:contextual-spacing="false" fo:line-height="108%"/>
      <style:text-properties fo:font-weight="bold" style:font-weight-asian="bold"/>
    </style:style>
    <style:style style:name="P8" style:family="paragraph" style:parent-style-name="Standard">
      <style:paragraph-properties fo:margin-top="0in" fo:margin-bottom="0.111in" loext:contextual-spacing="false" fo:line-height="108%"/>
    </style:style>
    <style:style style:name="P9" style:family="paragraph" style:parent-style-name="Standard">
      <style:paragraph-properties fo:margin-top="0in" fo:margin-bottom="0.111in" loext:contextual-spacing="false" fo:line-height="108%" fo:text-align="justify" style:justify-single-word="false"/>
    </style:style>
    <style:style style:name="P10" style:family="paragraph" style:parent-style-name="Standard">
      <style:paragraph-properties fo:margin-top="0in" fo:margin-bottom="0.111in" loext:contextual-spacing="false" fo:line-height="115%" fo:text-align="justify" style:justify-single-word="false"/>
    </style:style>
    <style:style style:name="P11" style:family="paragraph" style:parent-style-name="Standard">
      <style:paragraph-properties fo:margin-top="0in" fo:margin-bottom="0.111in" loext:contextual-spacing="false" fo:line-height="108%" fo:break-before="page"/>
      <style:text-properties fo:font-weight="bold" style:font-weight-asian="bold"/>
    </style:style>
    <style:style style:name="P12" style:family="paragraph" style:parent-style-name="Standard">
      <style:paragraph-properties fo:margin-left="0in" fo:margin-right="0in" fo:margin-top="0in" fo:margin-bottom="0.1252in" loext:contextual-spacing="false" fo:line-height="11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1252in" loext:contextual-spacing="false" fo:line-height="11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1252in" loext:contextual-spacing="false" fo:line-height="110%"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Arial (Body)" fo:font-size="10pt" fo:font-style="normal" style:text-underline-style="none" fo:font-weight="normal" style:font-name-asian="Arial (Body)1" style:font-size-asian="10pt" style:font-style-asian="normal" style:font-weight-asian="normal" style:font-name-complex="Arial (Body)1" style:font-size-complex="10pt"/>
    </style:style>
    <style:style style:name="P16" style:family="paragraph" style:parent-style-name="Standard">
      <style:paragraph-properties fo:margin-left="0in" fo:margin-right="0in" fo:margin-top="10.711in" fo:margin-bottom="0.1252in" loext:contextual-spacing="false" fo:line-height="110%" fo:text-align="start"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keep-together="auto" fo:keep-with-next="auto"/>
    </style:style>
    <style:style style:name="P18" style:family="paragraph" style:parent-style-name="Standard">
      <style:paragraph-properties fo:break-before="page"/>
    </style:style>
    <style:style style:name="P19" style:family="paragraph" style:parent-style-name="Standard">
      <style:paragraph-properties fo:margin-left="-1.2563in" fo:margin-right="0in" fo:margin-top="0in" fo:margin-bottom="0.1252in" loext:contextual-spacing="false" fo:line-height="11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Body)" fo:font-size="10pt" fo:font-style="normal" style:text-underline-style="none" fo:font-weight="normal" style:font-name-asian="Arial (Body)1" style:font-size-asian="10pt" style:font-style-asian="normal" style:font-weight-asian="normal" style:font-name-complex="Arial (Body)1" style:font-size-complex="10pt"/>
    </style:style>
    <style:style style:name="P20" style:family="paragraph" style:parent-style-name="Standard">
      <style:paragraph-properties fo:margin-top="7.6693in" fo:margin-bottom="0.1252in" loext:contextual-spacing="false" fo:break-before="page"/>
    </style:style>
    <style:style style:name="P21" style:family="paragraph" style:parent-style-name="Standard">
      <style:paragraph-properties fo:margin-top="7.9854in" fo:margin-bottom="0.1252in" loext:contextual-spacing="false" fo:break-before="page"/>
    </style:style>
    <style:style style:name="P22" style:family="paragraph" style:parent-style-name="Frame_20_contents">
      <style:paragraph-properties fo:margin-left="0in" fo:margin-right="0in" fo:margin-top="0in" fo:margin-bottom="0.1252in" loext:contextual-spacing="false" fo:line-height="0.1835in" fo:text-align="center" style:justify-single-word="false" fo:text-indent="0in" style:auto-text-indent="false"/>
    </style:style>
    <style:style style:name="P23" style:family="paragraph" style:parent-style-name="Frame_20_contents">
      <style:paragraph-properties fo:margin-left="0in" fo:margin-right="0in" fo:margin-top="0in" fo:margin-bottom="0.1252in" loext:contextual-spacing="false" fo:line-height="0.1835in" fo:text-align="start" style:justify-single-word="false" fo:text-indent="0in" style:auto-text-indent="false"/>
    </style:style>
    <style:style style:name="P24" style:family="paragraph" style:parent-style-name="Heading_20_3">
      <style:paragraph-properties fo:margin-top="0.1252in" fo:margin-bottom="0.1252in" loext:contextual-spacing="false" fo:line-height="100%"/>
    </style:style>
    <style:style style:name="P25" style:family="paragraph" style:parent-style-name="Heading_20_2">
      <style:paragraph-properties fo:margin-top="0.1252in" fo:margin-bottom="0.1252in" loext:contextual-spacing="false" fo:line-height="100%" fo:break-before="page"/>
    </style:style>
    <style:style style:name="P26" style:family="paragraph" style:parent-style-name="Heading_20_2" style:master-page-name="Standard">
      <style:paragraph-properties fo:margin-top="0.1252in" fo:margin-bottom="0.1252in" loext:contextual-spacing="false" fo:line-height="100%" style:page-number="1"/>
    </style:style>
    <style:style style:name="P27" style:family="paragraph">
      <loext:graphic-properties draw:fill="none"/>
      <style:paragraph-properties fo:text-align="start"/>
      <style:text-properties fo:font-size="18pt"/>
    </style:style>
    <style:style style:name="P28" style:family="paragraph">
      <loext:graphic-properties draw:fill="solid" draw:fill-color="#ffffff"/>
      <style:paragraph-properties fo:text-align="start"/>
      <style:text-properties fo:font-size="18pt"/>
    </style:style>
    <style:style style:name="P29" style:family="paragraph">
      <loext:graphic-properties draw:fill="none"/>
      <style:paragraph-properties fo:text-align="start"/>
    </style:style>
    <style:style style:name="P30" style:family="paragraph">
      <style:paragraph-properties fo:margin-top="0in" fo:margin-bottom="0.1252in" fo:line-height="110%" fo:text-align="center"/>
    </style:style>
    <style:style style:name="P31" style:family="paragraph">
      <loext:graphic-properties draw:fill="solid" draw:fill-color="#ffffff"/>
      <style:paragraph-properties fo:margin-top="0in" fo:margin-bottom="0.1252in" fo:line-height="110%" fo:text-align="center"/>
    </style:style>
    <style:style style:name="P32" style:family="paragraph">
      <style:paragraph-properties fo:margin-top="0in" fo:margin-bottom="0.1252in" fo:line-height="110%" fo:text-align="justify"/>
    </style:style>
    <style:style style:name="P33" style:family="paragraph">
      <loext:graphic-properties draw:fill="solid" draw:fill-color="#7f7f7f"/>
      <style:paragraph-properties fo:text-align="start"/>
      <style:text-properties fo:font-size="18pt"/>
    </style:style>
    <style:style style:name="P34" style:family="paragraph">
      <loext:graphic-properties draw:fill="solid" draw:fill-color="#ff0000"/>
      <style:paragraph-properties fo:text-align="start"/>
      <style:text-properties fo:font-size="18pt"/>
    </style:style>
    <style:style style:name="T1" style:family="text">
      <style:text-properties fo:color="#ff0000" style:text-position="0% 100%" style:font-name="Impact" fo:font-size="17pt" style:font-name-asian="Impact1" style:font-size-asian="17pt" style:font-name-complex="Impact1" style:font-size-complex="17pt"/>
    </style:style>
    <style:style style:name="T2" style:family="text">
      <style:text-properties fo:color="#1155cc" style:text-underline-style="solid" style:text-underline-width="auto" style:text-underline-color="font-color"/>
    </style:style>
    <style:style style:name="T3" style:family="text">
      <style:text-properties style:text-position="0% 100%" style:font-name="Impact" fo:font-size="13pt" style:font-name-asian="Impact1" style:font-size-asian="13pt" style:font-name-complex="Impact1" style:font-size-complex="13pt"/>
    </style:style>
    <style:style style:name="T4" style:family="text">
      <style:text-properties fo:font-variant="normal" fo:text-transform="none" fo:color="#000000" style:text-line-through-style="none" style:text-line-through-type="none" style:text-position="0% 100%" style:font-name="Courier New" fo:font-size="11pt" fo:font-style="normal" style:text-underline-style="none" style:font-name-asian="Courier New2" style:font-size-asian="11pt" style:font-style-asian="normal" style:font-name-complex="Courier New2" style:font-size-complex="11pt"/>
    </style:style>
    <style:style style:name="T5"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2" style:font-size-asian="10pt" style:font-style-asian="normal" style:font-weight-asian="normal" style:font-name-complex="Courier New2" style:font-size-complex="10pt"/>
    </style:style>
    <style:style style:name="T6" style:family="text">
      <style:text-properties fo:font-variant="normal" fo:text-transform="none" fo:color="#000000" style:text-line-through-style="none" style:text-line-through-type="none" style:text-position="0% 100%" style:font-name="Arial" fo:font-size="14pt" fo:font-style="normal" fo:font-weight="bold" style:font-name-asian="Arial2" style:font-size-asian="14pt" style:font-style-asian="normal" style:font-weight-asian="bold" style:font-name-complex="Arial2"/>
    </style:style>
    <style:style style:name="T7" style:family="text">
      <style:text-properties fo:font-variant="normal" fo:text-transform="none" fo:color="#000000" style:text-line-through-style="none" style:text-line-through-type="none" style:text-position="0% 100%" style:font-name="Arial" fo:font-size="14pt" fo:font-style="normal" style:text-underline-style="solid" style:text-underline-width="auto" style:text-underline-color="font-color" fo:font-weight="bold" style:font-name-asian="Arial2" style:font-size-asian="14pt" style:font-style-asian="normal" style:font-weight-asian="bold" style:font-name-complex="Arial2"/>
    </style:style>
    <style:style style:name="T8" style:family="text">
      <style:text-properties fo:font-variant="normal" fo:text-transform="none" fo:color="#000000" style:text-line-through-style="none" style:text-line-through-type="none" style:text-position="0% 100%" style:font-name="Arial" fo:font-size="11pt" fo:font-style="normal" fo:font-weight="bold" style:font-name-asian="Arial2" style:font-size-asian="11pt" style:font-style-asian="normal" style:font-weight-asian="bold" style:font-name-complex="Arial2"/>
    </style:style>
    <style:style style:name="T9" style:family="text">
      <style:text-properties fo:font-variant="normal" fo:text-transform="none" fo:color="#000000" style:text-line-through-style="none" style:text-line-through-type="none" style:text-position="0% 100%" style:font-name="Arial" fo:font-size="11pt" fo:font-style="normal" fo:font-weight="normal" style:font-name-asian="Arial2" style:font-size-asian="11pt" style:font-style-asian="normal" style:font-weight-asian="normal" style:font-name-complex="Arial2"/>
    </style:style>
    <style:style style:name="T10" style:family="text">
      <style:text-properties style:font-name="Courier New" style:font-name-asian="Courier New2" style:font-name-complex="Courier New2"/>
    </style:style>
    <style:style style:name="T11" style:family="text">
      <style:text-properties style:font-name="Courier New" style:text-underline-style="none" style:font-name-asian="Courier New2" style:font-name-complex="Courier New2"/>
    </style:style>
    <style:style style:name="T12" style:family="text">
      <style:text-properties style:font-name="Courier New" fo:font-weight="normal" style:font-name-asian="Courier New2" style:font-weight-asian="normal" style:font-name-complex="Courier New2"/>
    </style:style>
    <style:style style:name="T13" style:family="text">
      <style:text-properties fo:color="#000000" style:font-name="Courier New" fo:font-size="10pt" fo:font-weight="normal" style:font-name-asian="Courier New2" style:font-size-asian="10pt" style:font-weight-asian="normal" style:font-name-complex="Courier New2" style:font-size-complex="10pt"/>
    </style:style>
    <style:style style:name="T14" style:family="text">
      <style:text-properties fo:color="#000000" style:font-name="Courier New" style:font-name-asian="Courier New2" style:font-name-complex="Courier New2"/>
    </style:style>
    <style:style style:name="T15" style:family="text">
      <style:text-properties fo:color="#000000" style:font-name="Courier New" fo:font-weight="normal" style:font-name-asian="Courier New2" style:font-weight-asian="normal" style:font-name-complex="Courier New2"/>
    </style:style>
    <style:style style:name="T16" style:family="text">
      <style:text-properties fo:font-weight="bold" style:font-weight-asian="bold"/>
    </style:style>
    <style:style style:name="T1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gr1" style:family="graphic">
      <style:graphic-properties draw:stroke="dash" draw:stroke-dash="Dashed_20__28_var_29__20_4" svg:stroke-width="0.0102in" svg:stroke-color="#000000" draw:stroke-linejoin="miter" draw:fill="none"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solid" draw:fill-color="#ffffff" draw:textarea-vertical-align="top" draw:auto-grow-height="false" fo:min-height="1.4339in" fo:min-width="3.0665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in" draw:fill="solid" draw:fill-color="#ffffff" draw:textarea-vertical-align="top" draw:auto-grow-height="false" fo:min-height="1.411in" fo:min-width="3.0665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none" svg:stroke-width="0in" draw:fill="none" draw:textarea-vertical-align="middle" draw:auto-grow-height="false" draw:fit-to-size="false" style:shrink-to-fit="false" fo:min-height="1.3236in" fo:min-width="6.5217in" fo:padding-top="0.1in" fo:padding-bottom="0.1in" fo:padding-left="0.1in" fo:padding-right="0.1in" fo:wrap-option="wrap" style:run-through="foreground"/>
    </style:style>
    <style:style style:name="gr7" style:family="graphic">
      <style:graphic-properties draw:stroke="none" svg:stroke-width="0in" draw:fill="solid" draw:fill-color="#ffffff" draw:textarea-vertical-align="top" draw:auto-grow-height="false" draw:fit-to-size="false" style:shrink-to-fit="false" fo:min-height="1.4008in" fo:min-width="3.0555in" fo:padding-top="0.05in" fo:padding-bottom="0.05in" fo:padding-left="0.1in" fo:padding-right="0.1in" fo:wrap-option="wrap" style:run-through="foreground"/>
    </style:style>
    <style:style style:name="gr8" style:family="graphic">
      <style:graphic-properties draw:stroke="none" svg:stroke-width="0in" draw:fill="solid" draw:fill-color="#ffffff" draw:textarea-vertical-align="top" draw:auto-grow-height="false" draw:fit-to-size="false" style:shrink-to-fit="false" fo:min-height="1.4236in" fo:min-width="3.0555in" fo:padding-top="0.05in" fo:padding-bottom="0.05in" fo:padding-left="0.1in" fo:padding-right="0.1in" fo:wrap-option="wrap" style:run-through="foreground"/>
    </style:style>
    <style:style style:name="gr9" style:family="graphic">
      <style:graphic-properties draw:stroke="none" svg:stroke-width="0in" draw:fill="none" draw:textarea-vertical-align="middle" draw:auto-grow-height="false" draw:fit-to-size="false" style:shrink-to-fit="false" fo:min-height="1.6398in" fo:min-width="6.5209in" fo:padding-top="0.1in" fo:padding-bottom="0.1in" fo:padding-left="0.1in" fo:padding-right="0.1in" fo:wrap-option="wrap" style:run-through="foreground"/>
    </style:style>
    <style:style style:name="gr10" style:family="graphic">
      <style:graphic-properties draw:stroke="none" svg:stroke-width="0in" draw:fill="solid" draw:fill-color="#ffffff" draw:textarea-vertical-align="top" draw:auto-grow-height="false" draw:fit-to-size="false" style:shrink-to-fit="false" fo:min-height="1.7118in" fo:min-width="3.0555in" fo:padding-top="0.05in" fo:padding-bottom="0.05in" fo:padding-left="0.1in" fo:padding-right="0.1in" fo:wrap-option="wrap" style:run-through="foreground"/>
    </style:style>
    <style:style style:name="gr11" style:family="graphic">
      <style:graphic-properties draw:stroke="none" svg:stroke-width="0in" draw:fill="solid" draw:fill-color="#ffffff" draw:textarea-vertical-align="top" draw:auto-grow-height="false" draw:fit-to-size="false" style:shrink-to-fit="false" fo:min-height="1.7398in" fo:min-width="3.0555in" fo:padding-top="0.05in" fo:padding-bottom="0.05in" fo:padding-left="0.1in" fo:padding-right="0.1in" fo:wrap-option="wrap" style:run-through="foreground"/>
    </style:style>
    <style:style style:name="gr12" style:family="graphic">
      <style:graphic-properties draw:stroke="none" svg:stroke-width="0in" draw:fill="none" draw:textarea-vertical-align="middle" draw:auto-grow-height="false" draw:fit-to-size="false" style:shrink-to-fit="false" fo:min-height="1.3236in" fo:min-width="6.5209in" fo:padding-top="0.1in" fo:padding-bottom="0.1in" fo:padding-left="0.1in" fo:padding-right="0.1in" fo:wrap-option="wrap" style:run-through="foreground"/>
    </style:style>
    <style:style style:name="gr13" style:family="graphic" style:parent-style-name="Frame">
      <style:graphic-properties draw:stroke="none" svg:stroke-width="0in" draw:fill="solid" draw:fill-color="#7f7f7f" draw:textarea-vertical-align="middle" draw:auto-grow-height="false" fo:min-height="1.2484in" fo:min-width="1.428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Frame">
      <style:graphic-properties draw:stroke="none" svg:stroke-width="0in" draw:fill="solid" draw:fill-color="#ff0000" draw:textarea-vertical-align="middle" draw:auto-grow-height="false" fo:min-height="2.2835in" fo:min-width="1.428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heading=h.cm85bajbe5mg"/><text:span text:style-name="T1">Game rules</text:span></text:p>
      <text:p text:style-name="Standard">Thanks to YYC780 on <text:a xlink:type="simple" xlink:href="https://www.reddit.com/r/NoRollsBarredYT/comments/14rswd2/communopoly_resources/" text:style-name="ListLabel_20_37" text:visited-style-name="ListLabel_20_37"><text:span text:style-name="T2">https://www.reddit.com/r/NoRollsBarredYT/comments/14rswd2/communopoly_resources/</text:span></text:a> for the original version of this document.</text:p>
      <text:p text:style-name="P24"><text:bookmark text:name="_heading=h.6l5rkqehkp4h"/><text:span text:style-name="T3">Starting</text:span></text:p>
      <text:list xml:id="list626871462" text:style-name="WWNum1">
        <text:list-item>
          <text:p text:style-name="P1"><text:span text:style-name="T4">Regular capitalist game rules</text:span></text:p>
        </text:list-item>
        <text:list-item>
          <text:p text:style-name="P1"><text:span text:style-name="T4">All players start with 1000 </text:span><text:span text:style-name="T10">roubles</text:span></text:p>
        </text:list-item>
        <text:list-item>
          <text:p text:style-name="P1"><text:span text:style-name="T4">Each piece has an endgame condition effecting how you'll choose to play</text:span></text:p>
        </text:list-item>
      </text:list>
      <text:p text:style-name="Heading_20_3"><text:bookmark text:name="_heading=h.b6j41vys422q"/><text:span text:style-name="T3">Playing</text:span></text:p>
      <text:list xml:id="list998383631" text:style-name="WWNum2">
        <text:list-item>
          <text:p text:style-name="P2"><text:span text:style-name="T4">If you have more than 1000 </text:span><text:span text:style-name="T10">roubles</text:span><text:span text:style-name="T4">, taken to jail </text:span><text:span text:style-name="T10">and surrender all your assets to the state.</text:span></text:p>
        </text:list-item>
        <text:list-item>
          <text:p text:style-name="P2"><text:span text:style-name="T4">If you land on STOY, receive 200 </text:span><text:span text:style-name="T10">roubles</text:span><text:span text:style-name="T4">, if you pass you pay 50 </text:span><text:span text:style-name="T10">roubles</text:span><text:span text:style-name="T4">.</text:span></text:p>
        </text:list-item>
        <text:list-item>
          <text:p text:style-name="P2"><text:span text:style-name="T10">Smuggling – You</text:span><text:span text:style-name="T4"> can smuggle money to the west by landing on free parking or in a</text:span><text:span text:style-name="T10"> building you own</text:span><text:span text:style-name="T4">. It stays until you </text:span><text:span text:style-name="T10">get around the board again</text:span><text:span text:style-name="T4">. If your opponent lands </text:span><text:span text:style-name="T10">there,</text:span><text:span text:style-name="T4"> they take your money and </text:span><text:span text:style-name="T10">you disappear</text:span><text:span text:style-name="T4">.</text:span></text:p>
        </text:list-item>
        <text:list-item>
          <text:p text:style-name="P2"><text:span text:style-name="T4">If you roll 3 doubles (except while in jail), you go to jail.</text:span></text:p>
        </text:list-item>
        <text:list-item>
          <text:p text:style-name="P2"><text:span text:style-name="T10">If you get a double, you get to roll again.</text:span></text:p>
        </text:list-item>
        <text:list-item>
          <text:p text:style-name="P2"><text:span text:style-name="T4">If you run out of money, you are destitute and go to jail.</text:span></text:p>
        </text:list-item>
        <text:list-item>
          <text:p text:style-name="P5"><text:span text:style-name="T10">When you disappear, all your assets are seized by the state and you become a new player. Your old piece never existed</text:span></text:p>
        </text:list-item>
      </text:list>
      <text:p text:style-name="P24"><text:bookmark text:name="_heading=h.nijjfuxuloz"/><text:span text:style-name="T3">Jail</text:span></text:p>
      <text:list xml:id="list1319574814" text:style-name="WWNum3">
        <text:list-item>
          <text:p text:style-name="P3"><text:span text:style-name="T4">Roll doubles to leave jail, if you roll a 1 while in </text:span><text:span text:style-name="T10">jail,</text:span><text:span text:style-name="T4"> you disappear.</text:span></text:p>
        </text:list-item>
        <text:list-item>
          <text:p text:style-name="P3"><text:span text:style-name="T4">When in jail, any rent you collect is seized by the state.</text:span></text:p>
        </text:list-item>
        <text:list-item>
          <text:p text:style-name="P3"><text:span text:style-name="T4">While in </text:span><text:span text:style-name="T10">jail</text:span><text:span text:style-name="T4"> you must bribe the guards 100 </text:span><text:span text:style-name="T10">roubles</text:span><text:span text:style-name="T4"> at the end of your turn</text:span><text:span text:style-name="T10"> or</text:span><text:span text:style-name="T4"> you will disappear. If you run out of money in jail, you disappear.</text:span></text:p>
        </text:list-item>
      </text:list>
      <text:p text:style-name="P24"><text:bookmark text:name="_heading=h.6negip9k4lyr"/><text:span text:style-name="T3">Endgame</text:span></text:p>
      <text:list xml:id="list193835882" text:style-name="WWNum4">
        <text:list-item>
          <text:p text:style-name="P4"><text:span text:style-name="T4">Once all extra pieces have disappeared, we enter the endgame</text:span></text:p>
        </text:list-item>
      </text:list>
      <text:p text:style-name="P6"/>
      <text:p text:style-name="P25"><text:bookmark text:name="_heading=h.thcwzg8go6e"/><text:span text:style-name="T1">Character</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4">Player piece</text:span></text:p>
          </table:table-cell>
          <table:table-cell table:style-name="Table1.B1" office:value-type="string">
            <text:p text:style-name="P12"><text:span text:style-name="T4">Title</text:span></text:p>
          </table:table-cell>
          <table:table-cell table:style-name="Table1.B1" office:value-type="string">
            <text:p text:style-name="P12"><text:span text:style-name="T4">Special power</text:span></text:p>
          </table:table-cell>
          <table:table-cell table:style-name="Table1.D1" office:value-type="string">
            <text:p text:style-name="P12"><text:span text:style-name="T4">Win condition</text:span></text:p>
          </table:table-cell>
        </table:table-row>
        <table:table-row table:style-name="Table1.1">
          <table:table-cell table:style-name="Table1.A2" office:value-type="string">
            <text:p text:style-name="P13"><text:span text:style-name="T4">Car</text:span></text:p>
          </table:table-cell>
          <table:table-cell table:style-name="Table1.B2" office:value-type="string">
            <text:p text:style-name="P14"><text:span text:style-name="T5">Member of the Politburo</text:span></text:p>
          </table:table-cell>
          <table:table-cell table:style-name="Table1.B2" office:value-type="string">
            <text:p text:style-name="P13"><text:span text:style-name="T5">Can choose a card when you land on communist test.</text:span></text:p>
          </table:table-cell>
          <table:table-cell table:style-name="Table1.D2" office:value-type="string">
            <text:p text:style-name="P13"><text:span text:style-name="T5">You're sidelined. Your final score is your money in the West multiplied by your number of hotels</text:span></text:p>
          </table:table-cell>
        </table:table-row>
        <table:table-row table:style-name="Table1.1">
          <table:table-cell table:style-name="Table1.A2" office:value-type="string">
            <text:p text:style-name="P13"><text:span text:style-name="T4">Battleship</text:span></text:p>
          </table:table-cell>
          <table:table-cell table:style-name="Table1.B2" office:value-type="string">
            <text:p text:style-name="P14"><text:span text:style-name="T5">Member of the</text:span><text:span text:style-name="T13"> Red Army </text:span><text:span text:style-name="T5">soldier</text:span></text:p>
          </table:table-cell>
          <table:table-cell table:style-name="Table1.B2" office:value-type="string">
            <text:p text:style-name="P13"><text:span text:style-name="T5">Rail stations are half price.</text:span></text:p>
          </table:table-cell>
          <table:table-cell table:style-name="Table1.D2" office:value-type="string">
            <text:p text:style-name="P13"><text:span text:style-name="T5">You've defected. Your final score is your money in your hand multiplied by the number of houses you own</text:span></text:p>
          </table:table-cell>
        </table:table-row>
        <table:table-row table:style-name="Table1.1">
          <table:table-cell table:style-name="Table1.A2" office:value-type="string">
            <text:p text:style-name="P13"><text:span text:style-name="T4">Wheel barrel</text:span></text:p>
          </table:table-cell>
          <table:table-cell table:style-name="Table1.B2" office:value-type="string">
            <text:p text:style-name="P14"><text:span text:style-name="T5">Kulak </text:span><text:span text:style-name="T13">(traditional</text:span><text:span text:style-name="T5"> farmer)</text:span></text:p>
          </table:table-cell>
          <table:table-cell table:style-name="Table1.B2" office:value-type="string">
            <text:p text:style-name="P13"><text:span text:style-name="T5">You can force a player to hand over the brown tiles if you land on them, or you get them for free when you land on them if unowned.</text:span></text:p>
          </table:table-cell>
          <table:table-cell table:style-name="Table1.D2" office:value-type="string">
            <text:p text:style-name="P13"><text:span text:style-name="T5">You've been sent to a gulag. Your score is your money in the West multiplied by your number of properties</text:span></text:p>
          </table:table-cell>
        </table:table-row>
        <table:table-row table:style-name="Table1.1">
          <table:table-cell table:style-name="Table1.A2" office:value-type="string">
            <text:p text:style-name="P13"><text:span text:style-name="T4">Boot</text:span></text:p>
          </table:table-cell>
          <table:table-cell table:style-name="Table1.B2" office:value-type="string">
            <text:p text:style-name="P14"><text:span text:style-name="T5">Member of the Proletariat</text:span></text:p>
          </table:table-cell>
          <table:table-cell table:style-name="Table1.B2" office:value-type="string">
            <text:p text:style-name="P13"><text:span text:style-name="T5">Utilities are half price.</text:span></text:p>
          </table:table-cell>
          <table:table-cell table:style-name="Table1.D2" office:value-type="string">
            <text:p text:style-name="P13"><text:span text:style-name="T5">You're conscripted. Your final score is the money in your hand multiplied by your number of properties, divided by the number of players and the state</text:span></text:p>
          </table:table-cell>
        </table:table-row>
        <table:table-row table:style-name="Table1.1">
          <table:table-cell table:style-name="Table1.A2" office:value-type="string">
            <text:p text:style-name="P13"><text:span text:style-name="T4">Iron</text:span></text:p>
          </table:table-cell>
          <table:table-cell table:style-name="Table1.B2" office:value-type="string">
            <text:p text:style-name="P14"><text:span text:style-name="T5">Widowed Babushka</text:span></text:p>
          </table:table-cell>
          <table:table-cell table:style-name="Table1.B2" office:value-type="string">
            <text:p text:style-name="P13"><text:span text:style-name="T5">You do not have to bribe to pass STOY! Nobody pays you any attention.</text:span></text:p>
          </table:table-cell>
          <table:table-cell table:style-name="Table1.D2" office:value-type="string">
            <text:p text:style-name="P13"><text:span text:style-name="T5">You're dying. Add up the money in your hand and give that as the score to another player, replacing whatever score they have. You get half of their score</text:span></text:p>
          </table:table-cell>
        </table:table-row>
        <table:table-row table:style-name="Table1.1">
          <table:table-cell table:style-name="Table1.A2" office:value-type="string">
            <text:p text:style-name="P13"><text:span text:style-name="T4">Thimble</text:span></text:p>
          </table:table-cell>
          <table:table-cell table:style-name="Table1.B2" office:value-type="string">
            <text:p text:style-name="P14"><text:span text:style-name="T5">Collectivized peasant</text:span></text:p>
          </table:table-cell>
          <table:table-cell table:style-name="Table1.B2" office:value-type="string">
            <text:p text:style-name="P13"><text:span text:style-name="T5">You only get 1 die.</text:span></text:p>
          </table:table-cell>
          <table:table-cell table:style-name="Table1.D2" office:value-type="string">
            <text:p text:style-name="P13"><text:span text:style-name="T5">You've starved. Add up the money in your hand and deduct it from another player's score (reducing theirs in the process). If their score goes into the negative, your score is equal to the negative value of their score. Otherwise, your score is zero</text:span></text:p>
          </table:table-cell>
        </table:table-row>
        <table:table-row table:style-name="Table1.1">
          <table:table-cell table:style-name="Table1.A2" office:value-type="string">
            <text:p text:style-name="P13"><text:span text:style-name="T4">Dog</text:span></text:p>
          </table:table-cell>
          <table:table-cell table:style-name="Table1.B2" office:value-type="string">
            <text:p text:style-name="P14"><text:span text:style-name="T5">Bourgeois lapdog</text:span></text:p>
          </table:table-cell>
          <table:table-cell table:style-name="Table1.B2" office:value-type="string">
            <text:p text:style-name="P13"><text:span text:style-name="T5">You can choose a card if you land on No Chance.</text:span></text:p>
          </table:table-cell>
          <table:table-cell table:style-name="Table1.D2" office:value-type="string">
            <text:p text:style-name="P13"><text:span text:style-name="T5">You're denounced. Your score is half of your money in the West</text:span></text:p>
          </table:table-cell>
        </table:table-row>
        <table:table-row table:style-name="Table1.1">
          <table:table-cell table:style-name="Table1.A2" office:value-type="string">
            <text:p text:style-name="P13"><text:span text:style-name="T4">Hat</text:span></text:p>
          </table:table-cell>
          <table:table-cell table:style-name="Table1.B2" office:value-type="string">
            <text:p text:style-name="P14"><text:span text:style-name="T5">Nepman</text:span></text:p>
          </table:table-cell>
          <table:table-cell table:style-name="Table1.B2" office:value-type="string">
            <text:p text:style-name="P13"><text:span text:style-name="T5">When you complete a collection, get a free house, you parasitic landlord.</text:span></text:p>
          </table:table-cell>
          <table:table-cell table:style-name="Table1.D2" office:value-type="string">
            <text:p text:style-name="P13"><text:span text:style-name="T5">You're shot. You score nothing. That's your score.</text:span></text:p>
          </table:table-cell>
        </table:table-row>
        <table:table-row table:style-name="Table1.1">
          <table:table-cell table:style-name="Table1.A2" office:value-type="string">
            <text:p text:style-name="P13"><text:span text:style-name="T14">Penguin</text:span></text:p>
          </table:table-cell>
          <table:table-cell table:style-name="Table1.B2" office:value-type="string">
            <text:p text:style-name="P14"><text:span text:style-name="T13">Spy</text:span></text:p>
          </table:table-cell>
          <table:table-cell table:style-name="Table1.B2" office:value-type="string">
            <text:p text:style-name="P13"><text:span text:style-name="T13">You can smuggle money to the west when you land on any owned property.</text:span></text:p>
          </table:table-cell>
          <table:table-cell table:style-name="Table1.D2" office:value-type="string">
            <text:p text:style-name="P13"><text:span text:style-name="T13">You’ve been double-crossed. Before any scores are calculated, choose another player. You get their score, and they get 0.</text:span></text:p>
          </table:table-cell>
        </table:table-row>
        <table:table-row table:style-name="Table1.1">
          <table:table-cell table:style-name="Table1.A2" office:value-type="string">
            <text:p text:style-name="P13"><text:span text:style-name="T14">Cat</text:span></text:p>
          </table:table-cell>
          <table:table-cell table:style-name="Table1.B2" office:value-type="string">
            <text:p text:style-name="P14"><text:span text:style-name="T13">Spetsnaz GRU</text:span></text:p>
          </table:table-cell>
          <table:table-cell table:style-name="Table1.B2" office:value-type="string">
            <text:p text:style-name="P14"><text:span text:style-name="T13">You can force other players of your choice to take the consequences of any NO CHANCE or COMMUNIST TEST cards you land on.</text:span></text:p>
          </table:table-cell>
          <table:table-cell table:style-name="Table1.D2" office:value-type="string">
            <text:p text:style-name="P13"><text:span text:style-name="T13">You’ve been captured. Your score is calculated last. Your scour is 0, but then everyone moves their score around clockwise by one place.</text:span></text:p>
          </table:table-cell>
        </table:table-row>
        <table:table-row table:style-name="Table1.1">
          <table:table-cell table:style-name="Table1.A2" office:value-type="string">
            <text:p text:style-name="P13"><text:span text:style-name="T14">Rubber duck</text:span></text:p>
          </table:table-cell>
          <table:table-cell table:style-name="Table1.B2" office:value-type="string">
            <text:p text:style-name="P14"><text:span text:style-name="T13">Stalin’s body-doubles</text:span></text:p>
          </table:table-cell>
          <table:table-cell table:style-name="Table1.B2" office:value-type="string">
            <text:p text:style-name="P13"><text:span text:style-name="T13">Any time you land on the same square as someone else, you can send them to jail.</text:span></text:p>
          </table:table-cell>
          <table:table-cell table:style-name="Table1.D2" office:value-type="string">
            <text:p text:style-name="P17"><text:span text:style-name="T13">You’ve been forgotten. You go into shops and people ask you if you’re an actor because your face ring a bell, and you never tell them the truth. Your score is how many people you sent to jail multiplied by your number of properties.</text:span></text:p>
          </table:table-cell>
        </table:table-row>
        <table:table-row table:style-name="Table1.1">
          <table:table-cell table:style-name="Table1.A13" office:value-type="string">
            <text:p text:style-name="P13"><text:span text:style-name="T14">T-REX</text:span></text:p>
          </table:table-cell>
          <table:table-cell table:style-name="Table1.B13" office:value-type="string">
            <text:p text:style-name="P14"><text:span text:style-name="T13">Unreformed Old Bolshevik</text:span></text:p>
          </table:table-cell>
          <table:table-cell table:style-name="Table1.B13" office:value-type="string">
            <text:p text:style-name="P13"><text:span text:style-name="T13">You can’t buy properties, but any owned property you land on can be seized. Any money you make is divided equally among yourself and all players, with excess going to the state.</text:span></text:p>
          </table:table-cell>
          <table:table-cell table:style-name="Table1.D13" office:value-type="string">
            <text:p text:style-name="P17"><text:span text:style-name="T13">You've become irrelevant to the ongoing liberation of the Global Proletariat. Leave a YouTube comment. Oh no, sorry, I don't know why I thought it said that. Your score is calculated first. Divide the money in your hand among the other players evenly (any remainder left with you will be deducted from your score), then count up your seized properties. The number of people you've shared money with multiplied by your score.</text:span></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16">Places &amp; Special rules</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text:span text:style-name="T14">Former</text:span></text:p>
          </table:table-cell>
          <table:table-cell table:style-name="Table2.B1" office:value-type="string">
            <text:p text:style-name="P9"><text:span text:style-name="T14">New</text:span></text:p>
          </table:table-cell>
          <table:table-cell table:style-name="Table2.C1" office:value-type="string">
            <text:p text:style-name="P9"><text:span text:style-name="T14">Special rule</text:span></text:p>
          </table:table-cell>
        </table:table-row>
        <table:table-row table:style-name="Table2.1">
          <table:table-cell table:style-name="Table2.A2" office:value-type="string">
            <text:p text:style-name="P9"><text:span text:style-name="T14">Go</text:span></text:p>
          </table:table-cell>
          <table:table-cell table:style-name="Table2.B2" office:value-type="string">
            <text:p text:style-name="P9"><text:span text:style-name="T15">Stoy</text:span></text:p>
          </table:table-cell>
          <table:table-cell table:style-name="Table2.C2" office:value-type="string">
            <text:p text:style-name="P9"><text:span text:style-name="T15">Land, get $200, pass and have to pay $50</text:span></text:p>
          </table:table-cell>
        </table:table-row>
        <table:table-row table:style-name="Table2.1">
          <table:table-cell table:style-name="Table2.A2" office:value-type="string">
            <text:p text:style-name="P9"><text:span text:style-name="T14">Park place</text:span></text:p>
          </table:table-cell>
          <table:table-cell table:style-name="Table2.B2" office:value-type="string">
            <text:p text:style-name="P9"><text:span text:style-name="T15">The Kremlin</text:span></text:p>
          </table:table-cell>
          <table:table-cell table:style-name="Table2.C2" office:value-type="string">
            <text:p text:style-name="P9"><text:span text:style-name="T15">Visit Stalin! <text:line-break/>1st time, collect 200 roubles<text:line-break/>2nd time, go to jail</text:span></text:p>
          </table:table-cell>
        </table:table-row>
        <table:table-row table:style-name="Table2.1">
          <table:table-cell table:style-name="Table2.A2" office:value-type="string">
            <text:p text:style-name="P9"><text:span text:style-name="T14">Boardwalk</text:span></text:p>
          </table:table-cell>
          <table:table-cell table:style-name="Table2.B2" office:value-type="string">
            <text:p text:style-name="P9"><text:span text:style-name="T15">NKVD headquarters</text:span></text:p>
          </table:table-cell>
          <table:table-cell table:style-name="Table2.C2" office:value-type="string">
            <text:p text:style-name="P9"><text:span text:style-name="T15">1st time you land, you're stopped for questioning. Miss your turn<text:line-break/>2nd time you land, go to jail<text:line-break/>3rd time you land, you disappear</text:span></text:p>
          </table:table-cell>
        </table:table-row>
        <table:table-row table:style-name="Table2.5">
          <table:table-cell table:style-name="Table2.A2" office:value-type="string">
            <text:p text:style-name="P9"><text:span text:style-name="T14">Electric company</text:span></text:p>
          </table:table-cell>
          <table:table-cell table:style-name="Table2.B2" office:value-type="string">
            <text:p text:style-name="P10"><text:span text:style-name="T15">Chernobyl Nuclear reactor</text:span></text:p>
          </table:table-cell>
          <table:table-cell table:style-name="Table2.C2" office:value-type="string">
            <text:p text:style-name="P9"><text:span text:style-name="T15">This property is entrusted to you for free. You have to take it, but it can be swapped. If you do not own the water works, the power plant will explode in 3 turns from overheating through lack of water supply, unless you possess the water works. If it explodes, the electric company is restored to the board, but all your properties are destroyed in the explosion and can never be bought or developed again. Anyone who lands on it during this time can be forcibly handed the electric company so it happens to them instead. If you lose the water works, the countdown starts again.</text:span></text:p>
          </table:table-cell>
        </table:table-row>
        <table:table-row table:style-name="Table2.1">
          <table:table-cell table:style-name="Table2.A6" office:value-type="string">
            <text:p text:style-name="P9"><text:span text:style-name="T14">Water works</text:span></text:p>
          </table:table-cell>
          <table:table-cell table:style-name="Table2.B6" office:value-type="string">
            <text:p text:style-name="P9"><text:span text:style-name="T15">the Volga</text:span></text:p>
          </table:table-cell>
          <table:table-cell table:style-name="Table2.C6" office:value-type="string">
            <text:p text:style-name="P9"><text:span text:style-name="T15">This property can only be acquired by distributing all your properties to other people. If you possess the Water Works, anyone who lands on it has to give you all their properties, unless they have no properties, in which case they get the Water Works from you.</text:span></text:p>
          </table:table-cell>
        </table:table-row>
      </table:table>
      <text:p text:style-name="P7"/>
      <text:p text:style-name="P11"/>
      <text:p text:style-name="P18"><draw:custom-shape text:anchor-type="paragraph" draw:z-index="40" draw:name="Image1" draw:style-name="gr14" draw:text-style-name="P34" svg:width="1.6276in" svg:height="2.3831in" svg:x="-0.0417in" svg:y="0.222in"><text:p text:style-name="P22"><text:span text:style-name="T6">CLOSED!</text:span></text:p><text:p text:style-name="P23"/><text:p text:style-name="P22"><text:span text:style-name="T8">By order of the inspector for The People’s Commissariate for Health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Image2" draw:style-name="gr14" draw:text-style-name="P34" svg:width="1.6276in" svg:height="2.3831in" svg:x="1.9165in" svg:y="0.222in"><text:p text:style-name="P22"><text:span text:style-name="T6">CLOSED!</text:span></text:p><text:p text:style-name="P23"/><text:p text:style-name="P22"><text:span text:style-name="T8">By order of the inspector for The People’s Commissariate for Health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 draw:name="Image3" draw:style-name="gr14" draw:text-style-name="P34" svg:width="1.6276in" svg:height="2.3831in" svg:x="3.861in" svg:y="0.222in"><text:p text:style-name="P22"><text:span text:style-name="T6">CLOSED!</text:span></text:p><text:p text:style-name="P23"/><text:p text:style-name="P22"><text:span text:style-name="T8">By order of the inspector for The People’s Commissariate for Health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 draw:name="Image4" draw:style-name="gr14" draw:text-style-name="P34" svg:width="1.6276in" svg:height="2.3831in" svg:x="-0.0417in" svg:y="2.9165in"><text:p text:style-name="P22"><text:span text:style-name="T6">CLOSED!</text:span></text:p><text:p text:style-name="P23"/><text:p text:style-name="P22"><text:span text:style-name="T8">By order of the inspector for The People’s Commissariate for Health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Image5" draw:style-name="gr14" draw:text-style-name="P34" svg:width="1.6276in" svg:height="2.3831in" svg:x="1.9165in" svg:y="2.9165in"><text:p text:style-name="P22"><text:span text:style-name="T6">CLOSED!</text:span></text:p><text:p text:style-name="P23"/><text:p text:style-name="P22"><text:span text:style-name="T8">By order of the inspector for The People’s Commissariate for Health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Image6" draw:style-name="gr14" draw:text-style-name="P34" svg:width="1.6276in" svg:height="2.3831in" svg:x="3.861in" svg:y="2.9165in"><text:p text:style-name="P22"><text:span text:style-name="T6">CLOSED!</text:span></text:p><text:p text:style-name="P23"/><text:p text:style-name="P22"><text:span text:style-name="T8">By order of the inspector for The People’s Commissariate for Health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 draw:name="Image7" draw:style-name="gr13" draw:text-style-name="P33" svg:width="1.6276in" svg:height="1.348in" svg:x="-0.0417in" svg:y="5.6252in"><text:p text:style-name="P22"><text:span text:style-name="T6">You are not Trotsk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 draw:name="Image8" draw:style-name="gr13" draw:text-style-name="P33" svg:width="1.6276in" svg:height="1.348in" svg:x="1.9165in" svg:y="5.6252in"><text:p text:style-name="P22"><text:span text:style-name="T6">You are not Trotsk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Image9" draw:style-name="gr13" draw:text-style-name="P33" svg:width="1.6276in" svg:height="1.348in" svg:x="3.8752in" svg:y="5.6252in"><text:p text:style-name="P22"><text:span text:style-name="T6">You are not Trotsk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Image10" draw:style-name="gr13" draw:text-style-name="P33" svg:width="1.6276in" svg:height="1.348in" svg:x="3.8752in" svg:y="7.2638in"><text:p text:style-name="P22"><text:span text:style-name="T6">You are not Trotsk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Image11" draw:style-name="gr13" draw:text-style-name="P33" svg:width="1.6276in" svg:height="1.348in" svg:x="1.9165in" svg:y="7.2638in"><text:p text:style-name="P22"><text:span text:style-name="T6">You are not Trotsk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Image12" draw:style-name="gr13" draw:text-style-name="P33" svg:width="1.6276in" svg:height="1.348in" svg:x="-0.0417in" svg:y="7.2638in"><text:p text:style-name="P22"><text:span text:style-name="T6">You </text:span><text:span text:style-name="T7">are</text:span><text:span text:style-name="T6"> Trotsk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20"><draw:g text:anchor-type="paragraph" draw:z-index="28" draw:name="Image13" draw:style-name="gr4"><draw:g draw:style-name="gr5"><draw:custom-shape draw:name="Shape 13" draw:style-name="gr12" draw:text-style-name="P29" svg:width="6.7205in" svg:height="1.5232in" svg:x="-0.1799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7" draw:text-style-name="P31" svg:width="3.2551in" svg:height="1.5004in" svg:x="-0.1799in" svg:y="0in"><text:p text:style-name="P30"><text:span text:style-name="T17">GREAT PURGE</text:span></text:p><text:p text:style-name="P30"><text:span text:style-name="T18">Everyone loses all their buildings and half their properties. Rock paper scissors to decide who disappea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8" draw:text-style-name="P31" svg:width="3.2551in" svg:height="1.5232in" svg:x="3.2854in" svg:y="0in"><text:p text:style-name="P30"><text:span text:style-name="T17">BLACKLIST</text:span></text:p><text:p text:style-name="P30"><text:span text:style-name="T18">You can't buy properties or collect rent until you've made a full circle of the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26" draw:name="Image15" draw:style-name="gr4"><draw:g draw:style-name="gr5"><draw:custom-shape draw:name="Shape 13" draw:style-name="gr12" draw:text-style-name="P29" svg:width="6.7205in" svg:height="1.5232in" svg:x="-0.1799in" svg:y="1.70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7" draw:text-style-name="P31" svg:width="3.2551in" svg:height="1.5004in" svg:x="-0.1799in" svg:y="1.7083in"><text:p text:style-name="P30"><text:span text:style-name="T17">PHONECALL FROM STALIN</text:span></text:p><text:p text:style-name="P30"><text:span text:style-name="T18">Roll a die. On a 1, you disappear. On any other number, you can have a free property of your choosing, even from another player. If you ever land on it, you disapp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8" draw:text-style-name="P31" svg:width="3.2551in" svg:height="1.5232in" svg:x="3.2854in" svg:y="1.7083in"><text:p text:style-name="P30"><text:span text:style-name="T17">SECRET INFORMANT!</text:span></text:p><text:p text:style-name="P30"><text:span text:style-name="T18">You're working for the KNVD while you have this card. If you land on the same square as another player, you can send the to jail and put this card back in the d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24" draw:name="Image17" draw:style-name="gr4"><draw:g draw:style-name="gr5"><draw:custom-shape draw:name="Shape 13" draw:style-name="gr12" draw:text-style-name="P29" svg:width="6.7205in" svg:height="1.5232in" svg:x="-0.1799in" svg:y="3.38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7" draw:text-style-name="P31" svg:width="3.2551in" svg:height="1.5004in" svg:x="-0.1799in" svg:y="3.389in"><text:p text:style-name="P30"><text:span text:style-name="T17">SEIZE OF STALINGRAD</text:span></text:p><text:p text:style-name="P30"><text:span text:style-name="T18">The Nazis have been encircled and outmaneuvered. Take one of your opponent’s properties permanently. It cannot be bought, sold, or developed unless you disapp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8" draw:text-style-name="P31" svg:width="3.2551in" svg:height="1.5232in" svg:x="3.2854in" svg:y="3.389in"><text:p text:style-name="P30"><text:span text:style-name="T17">BANK ERROR IN YOUR FAVOR</text:span></text:p><text:p text:style-name="P30"><text:span text:style-name="T18">Collect 1000 ru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22" draw:name="Image19" draw:style-name="gr4"><draw:g draw:style-name="gr5"><draw:custom-shape draw:name="Shape 13" draw:style-name="gr12" draw:text-style-name="P29" svg:width="6.7205in" svg:height="1.5232in" svg:x="-0.1799in" svg:y="5.069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7" draw:text-style-name="P31" svg:width="3.2551in" svg:height="1.5004in" svg:x="-0.1799in" svg:y="5.0693in"><text:p text:style-name="P30"><text:span text:style-name="T17">TELEGRAPH UNION</text:span></text:p><text:p text:style-name="P30"><text:span text:style-name="T18">You have been appointed Commissar for Public Works. Every train station or Utility you land on is closed until you disappear. Other players who land on closed properties have to pay you &amp; The State 10 rubles eac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8" draw:text-style-name="P31" svg:width="3.2551in" svg:height="1.5232in" svg:x="3.2854in" svg:y="5.0693in"><text:p text:style-name="P30"><text:span text:style-name="T17">INHERITENCE</text:span></text:p><text:p text:style-name="P30"><text:span text:style-name="T18">You found a cash of old money, now you're on the run. If another player catches up with you or overtakes you, you immediately disappear unless you can smuggle it all to the West (500 ruble val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20" draw:name="Image21" draw:style-name="gr4"><draw:g draw:style-name="gr5"><draw:custom-shape draw:name="Shape 13" draw:style-name="gr12" draw:text-style-name="P29" svg:width="6.7205in" svg:height="1.5232in" svg:x="-0.1799in" svg:y="6.736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7" draw:text-style-name="P31" svg:width="3.2551in" svg:height="1.5004in" svg:x="-0.1799in" svg:y="6.7362in"><text:p text:style-name="P30"><text:span text:style-name="T17">YOU'VE BEEN NOTICED BY STALIN</text:span></text:p><text:p text:style-name="P30"><text:span text:style-name="T18">Get 100 rubles. If this is the second time you've had this card you disapp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8" draw:text-style-name="P31" svg:width="3.2551in" svg:height="1.5232in" svg:x="3.2854in" svg:y="6.7362in"><text:p text:style-name="P30"><text:span text:style-name="T17">FOURTH INTERNATIONAL</text:span></text:p><text:p text:style-name="P32"><text:span text:style-name="T19">All players take a card but do not look at it. One of them is now secretly Trotsky. Stalin will determine a location on the board. If you land on it and claim to have found Trotsky's Hiding Place turn over the card. If the claimant is not Trotsky, their opponent disappears. If they are Trotsky they disapp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27" draw:name="Image14" draw:style-name="gr1" draw:text-style-name="P27" svg:width="0.0012in" svg:height="0.0142in" svg:x="-0.0555in" svg:y="1.472in"><text:p/><draw:enhanced-geometry draw:mirror-horizontal="false" draw:mirror-vertical="false" svg:viewBox="0 0 21600 21600" draw:type="mso-spt32" draw:enhanced-path="M 0 0 L 21600 21600 N"/></draw:custom-shape><draw:custom-shape text:anchor-type="paragraph" draw:z-index="25" draw:name="Image16" draw:style-name="gr1" draw:text-style-name="P27" svg:width="0.0012in" svg:height="0.0142in" svg:x="-0.0555in" svg:y="3.1945in"><text:p/><draw:enhanced-geometry draw:mirror-horizontal="false" draw:mirror-vertical="false" svg:viewBox="0 0 21600 21600" draw:type="mso-spt32" draw:enhanced-path="M 0 0 L 21600 21600 N"/></draw:custom-shape><draw:custom-shape text:anchor-type="paragraph" draw:z-index="23" draw:name="Image18" draw:style-name="gr1" draw:text-style-name="P27" svg:width="0.0012in" svg:height="0.0142in" svg:x="-0.0555in" svg:y="4.861in"><text:p/><draw:enhanced-geometry draw:mirror-horizontal="false" draw:mirror-vertical="false" svg:viewBox="0 0 21600 21600" draw:type="mso-spt32" draw:enhanced-path="M 0 0 L 21600 21600 N"/></draw:custom-shape><draw:custom-shape text:anchor-type="paragraph" draw:z-index="21" draw:name="Image20" draw:style-name="gr1" draw:text-style-name="P27" svg:width="0.0012in" svg:height="0.0142in" svg:x="-0.0555in" svg:y="6.5417in"><text:p/><draw:enhanced-geometry draw:mirror-horizontal="false" draw:mirror-vertical="false" svg:viewBox="0 0 21600 21600" draw:type="mso-spt32" draw:enhanced-path="M 0 0 L 21600 21600 N"/></draw:custom-shape></text:p>
      <text:p text:style-name="P7"/>
      <text:p text:style-name="P21"><draw:g text:anchor-type="paragraph" draw:z-index="19" draw:name="Image22" draw:style-name="gr4"><draw:g draw:style-name="gr5"><draw:custom-shape draw:name="Shape 13" draw:style-name="gr12" draw:text-style-name="P29" svg:width="6.7205in" svg:height="1.5232in" svg:x="-0.1799in" svg:y="0.22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7" draw:text-style-name="P31" svg:width="3.2551in" svg:height="1.5004in" svg:x="-0.1799in" svg:y="0.222in"><text:p text:style-name="P30"><text:span text:style-name="T17">PARTY FAVOR</text:span></text:p><text:p text:style-name="P30"><text:span text:style-name="T18">Get 200 rubles from each player and the st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8" draw:text-style-name="P31" svg:width="3.2551in" svg:height="1.5232in" svg:x="3.2854in" svg:y="0.222in"><text:p text:style-name="P30"><text:span text:style-name="T17">STOY!</text:span></text:p><text:p text:style-name="P30"><text:span text:style-name="T18">Advance to STOY! Collect 200 ru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17" draw:name="Image24" draw:style-name="gr4"><draw:g draw:style-name="gr5"><draw:custom-shape draw:name="Shape 13" draw:style-name="gr12" draw:text-style-name="P29" svg:width="6.7205in" svg:height="1.5232in" svg:x="-0.1799in" svg:y="1.88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7" draw:text-style-name="P31" svg:width="3.2551in" svg:height="1.5004in" svg:x="-0.1799in" svg:y="1.889in"><text:p text:style-name="P30"><text:span text:style-name="T17">GO UNDERGROUND!</text:span></text:p><text:p text:style-name="P30"><text:span text:style-name="T18">Go into hiding. Miss your next 3 turns. If someone lands on your space, you disapp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8" draw:text-style-name="P31" svg:width="3.2551in" svg:height="1.5232in" svg:x="3.2854in" svg:y="1.889in"><text:p text:style-name="P30"><text:span text:style-name="T17">THE PROPER PERMITS</text:span></text:p><text:p text:style-name="P30"><text:span text:style-name="T18">You have the proper permits. Knock down all houses of 1 collection and have a free hotel. You can never build anything else on any of the collec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15" draw:name="Image26" draw:style-name="gr4"><draw:g draw:style-name="gr5"><draw:custom-shape draw:name="Shape 13" draw:style-name="gr12" draw:text-style-name="P29" svg:width="6.7205in" svg:height="1.5232in" svg:x="-0.1799in" svg:y="3.569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7" draw:text-style-name="P31" svg:width="3.2551in" svg:height="1.5004in" svg:x="-0.1799in" svg:y="3.5693in"><text:p text:style-name="P30"><text:span text:style-name="T17">SEIGE OF LENINGRAD</text:span></text:p><text:p text:style-name="P30"><text:span text:style-name="T18">The city has been cut off by the Nazis. Choose one of your properties to be removed from the game permanently. Anyone landing on it disappea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8" draw:text-style-name="P31" svg:width="3.2551in" svg:height="1.5232in" svg:x="3.2854in" svg:y="3.5693in"><text:p text:style-name="P30"><text:span text:style-name="T17">COMMUNISM IS SOCIALISM + ELECTRICITY</text:span></text:p><text:p text:style-name="P30"><text:span text:style-name="T18">All your dice rolls are doubl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13" draw:name="Image28" draw:style-name="gr4"><draw:g draw:style-name="gr5"><draw:custom-shape draw:name="Shape 13" draw:style-name="gr12" draw:text-style-name="P29" svg:width="6.7205in" svg:height="1.5232in" svg:x="-0.1799in" svg:y="5.236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7" draw:text-style-name="P31" svg:width="3.2551in" svg:height="1.5004in" svg:x="-0.1799in" svg:y="5.2362in"><text:p text:style-name="P30"><text:span text:style-name="T17">PRAVADA EDITORIAL</text:span></text:p><text:p text:style-name="P30"><text:span text:style-name="T18">You've been denounced in the paper, now make a public apolog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8" draw:text-style-name="P31" svg:width="3.2551in" svg:height="1.5232in" svg:x="3.2854in" svg:y="5.2362in"><text:p text:style-name="P30"><text:span text:style-name="T17">BESTSELLER!</text:span></text:p><text:p text:style-name="P30"><text:span text:style-name="T18">Your book is popular. Receive 500 rubles and go to prison. On your next turn(s) roll 1 die until you roll a 6 and get out. If you roll a 1 you disapp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11" draw:name="Image30" draw:style-name="gr4"><draw:g draw:style-name="gr5"><draw:custom-shape draw:name="Shape 13" draw:style-name="gr9" draw:text-style-name="P29" svg:width="6.7205in" svg:height="1.8394in" svg:x="-0.1799in" svg:y="6.90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10" draw:text-style-name="P31" svg:width="3.2551in" svg:height="1.8114in" svg:x="-0.1799in" svg:y="6.9028in"><text:p text:style-name="P30"><text:span text:style-name="T17">"ACCIDENT"</text:span></text:p><text:p text:style-name="P30"><text:span text:style-name="T18">You disappear after violently falling out of a window onto some bulle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1" draw:text-style-name="P31" svg:width="3.2551in" svg:height="1.8394in" svg:x="3.2854in" svg:y="6.9028in"><text:p text:style-name="P30"><text:span text:style-name="T17">FOURTH INTERNATIONAL</text:span></text:p><text:p text:style-name="P30"><text:span text:style-name="T19">All players take a card but do not look at it. One of them is now secretly Trotsky. Stalin will determine a location on the board. If you land on it, and claim to have found Trotsky's hiding place, turn over the cards. If the claimant is not Trotsky, their opponent disappears. If they are Trotsky, they disappear.</text:span></text:p><text:p text:style-name="P30"><text:span text:style-name="T19"/></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18" draw:name="Image23" draw:style-name="gr1" draw:text-style-name="P27" svg:width="0.0012in" svg:height="0.0142in" svg:x="-0.0555in" svg:y="1.6945in"><text:p/><draw:enhanced-geometry draw:mirror-horizontal="false" draw:mirror-vertical="false" svg:viewBox="0 0 21600 21600" draw:type="mso-spt32" draw:enhanced-path="M 0 0 L 21600 21600 N"/></draw:custom-shape><draw:custom-shape text:anchor-type="paragraph" draw:z-index="16" draw:name="Image25" draw:style-name="gr1" draw:text-style-name="P27" svg:width="0.0012in" svg:height="0.0142in" svg:x="-0.0555in" svg:y="3.361in"><text:p/><draw:enhanced-geometry draw:mirror-horizontal="false" draw:mirror-vertical="false" svg:viewBox="0 0 21600 21600" draw:type="mso-spt32" draw:enhanced-path="M 0 0 L 21600 21600 N"/></draw:custom-shape><draw:custom-shape text:anchor-type="paragraph" draw:z-index="14" draw:name="Image27" draw:style-name="gr1" draw:text-style-name="P27" svg:width="0.0012in" svg:height="0.0142in" svg:x="-0.0555in" svg:y="5.0417in"><text:p/><draw:enhanced-geometry draw:mirror-horizontal="false" draw:mirror-vertical="false" svg:viewBox="0 0 21600 21600" draw:type="mso-spt32" draw:enhanced-path="M 0 0 L 21600 21600 N"/></draw:custom-shape><draw:custom-shape text:anchor-type="paragraph" draw:z-index="12" draw:name="Image29" draw:style-name="gr1" draw:text-style-name="P27" svg:width="0.0012in" svg:height="0.0142in" svg:x="-0.0555in" svg:y="6.7083in"><text:p/><draw:enhanced-geometry draw:mirror-horizontal="false" draw:mirror-vertical="false" svg:viewBox="0 0 21600 21600" draw:type="mso-spt32" draw:enhanced-path="M 0 0 L 21600 21600 N"/></draw:custom-shape></text:p>
      <text:p text:style-name="P16"><draw:g text:anchor-type="paragraph" draw:z-index="10" draw:name="Image31" draw:style-name="gr4"><draw:g draw:style-name="gr5"><draw:custom-shape draw:name="Shape 13" draw:style-name="gr6" draw:text-style-name="P29" svg:width="6.7213in" svg:height="1.5232in" svg:x="-0.1799in" svg:y="0.375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7" draw:text-style-name="P31" svg:width="3.2551in" svg:height="1.5004in" svg:x="-0.1799in" svg:y="0.3752in"><text:p text:style-name="P30"><text:span text:style-name="T17">DENOUNCE YOUR COLLABORATORS</text:span></text:p><text:p text:style-name="P30"><text:span text:style-name="T18">If you are in prison, you can use this to swap your place with someone el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8" draw:text-style-name="P31" svg:width="3.2551in" svg:height="1.5232in" svg:x="3.2862in" svg:y="0.3752in"><text:p text:style-name="P30"><text:span text:style-name="T17">NKVD</text:span></text:p><text:p text:style-name="P30"><text:span text:style-name="T18">Prepare to be questioned on your knowledge of the Soviet Union. Wrong answers send you to jai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9" draw:name="Image32" draw:style-name="gr4"><draw:g draw:style-name="gr5"><draw:custom-shape draw:name="Shape 13" draw:style-name="gr6" draw:text-style-name="P29" svg:width="6.7213in" svg:height="1.5232in" svg:x="-0.1799in" svg:y="2.055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7" draw:text-style-name="P31" svg:width="3.2551in" svg:height="1.5004in" svg:x="-0.1799in" svg:y="2.0555in"><text:p text:style-name="P30"><text:span text:style-name="T17">COLLECTIVISATION DRIVE!</text:span></text:p><text:p text:style-name="P30"><text:span text:style-name="T18">Combine everyone's assets and redistribute them evenly. If they cannot be divided equally, you simply have to agree who gets the excess. Failure to agree lands both of you in jai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 draw:style-name="gr8" draw:text-style-name="P31" svg:width="3.2551in" svg:height="1.5232in" svg:x="3.2862in" svg:y="2.0555in"><text:p text:style-name="P30"><text:span text:style-name="T17">CHINESE DELEGATION</text:span></text:p><text:p text:style-name="P30"><text:span text:style-name="T18">We have to impress the Maoists. Every time you land on your opponent's property, they get a free building until they've completed a full circuit of the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text:anchor-type="paragraph" draw:z-index="8" draw:name="Image33" draw:style-name="gr4"><draw:g draw:style-name="gr5"><draw:custom-shape draw:name="Shape 13" draw:style-name="gr6" draw:text-style-name="P29" svg:width="6.7213in" svg:height="1.5232in" svg:x="-0.1799in" svg:y="3.847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7" draw:text-style-name="P31" svg:width="3.2551in" svg:height="1.5004in" svg:x="-0.1799in" svg:y="3.8472in"><text:p text:style-name="P30"><text:span text:style-name="T17">FIVE YEAR PLAN</text:span></text:p><text:p text:style-name="P30"><text:span text:style-name="T18">Get around the board landing on or passing the square you are on in 5 turns or fewer. Success in 3 turns or fewer means you can take half of one of your opponent's assets. Failure sees you sent to pris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8" draw:text-style-name="P31" svg:width="3.2551in" svg:height="1.5232in" svg:x="3.2862in" svg:y="3.8472in"><text:p text:style-name="P30"><text:span text:style-name="T17">CULTURAL REVOLUTION</text:span></text:p><text:p text:style-name="P30"><text:span text:style-name="T18">You all now go around the board the other way than you currently d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7" draw:name="Image34" draw:style-name="gr3" draw:text-style-name="P28" svg:width="3.2661in" svg:height="1.5106in" svg:x="-0.1807in" svg:y="5.439in"><text:p text:style-name="P22"><text:span text:style-name="T8">COUNTER REVOLUTIONARY</text:span></text:p><text:p text:style-name="P22"><text:span text:style-name="T9">You've been indoctrinated by radical Mensheviks. Reverse your direction on the board, only yo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35" draw:style-name="gr2" draw:text-style-name="P28" svg:width="3.2661in" svg:height="1.5335in" svg:x="3.278in" svg:y="5.439in"><text:p text:style-name="P22"><text:span text:style-name="T8">CONGRESS OF PEOPLE'S DEPUTIES</text:span></text:p><text:p text:style-name="P22"><text:span text:style-name="T9">You're appointed to the council of deputies. Collect 200 ru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36" draw:style-name="gr3" draw:text-style-name="P28" svg:width="3.2661in" svg:height="1.5106in" svg:x="-0.1807in" svg:y="7.1752in"><text:p text:style-name="P22"><text:span text:style-name="T8">NIKOLAI SEMASHKO</text:span></text:p><text:p text:style-name="P22"><text:span text:style-name="T9">The inspector for The People's Commissariat for Health visits. Roll 2 dice, either demolish that amount of buildings or pay 100x the dice in brib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37" draw:style-name="gr2" draw:text-style-name="P28" svg:width="3.2661in" svg:height="1.5335in" svg:x="3.278in" svg:y="7.1752in"><text:p text:style-name="P22"><text:span text:style-name="T8">US CULTURAL EXCHANGE</text:span></text:p><text:p text:style-name="P22"><text:span text:style-name="T9">Sing a song about how great the Soviet Union is and you can put as much money into the West as you'd lik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38" draw:style-name="gr1" draw:text-style-name="P27" svg:width="0.0012in" svg:height="0.0142in" svg:x="-0.0555in" svg:y="1.8752in"><text:p/><draw:enhanced-geometry draw:mirror-horizontal="false" draw:mirror-vertical="false" svg:viewBox="0 0 21600 21600" draw:type="mso-spt32" draw:enhanced-path="M 0 0 L 21600 21600 N"/></draw:custom-shape><draw:custom-shape text:anchor-type="paragraph" draw:z-index="2" draw:name="Image39" draw:style-name="gr1" draw:text-style-name="P27" svg:width="0.0012in" svg:height="0.0142in" svg:x="-0.0555in" svg:y="3.778in"><text:p/><draw:enhanced-geometry draw:mirror-horizontal="false" draw:mirror-vertical="false" svg:viewBox="0 0 21600 21600" draw:type="mso-spt32" draw:enhanced-path="M 0 0 L 21600 21600 N"/></draw:custom-shape><draw:custom-shape text:anchor-type="paragraph" draw:z-index="1" draw:name="Image40" draw:style-name="gr1" draw:text-style-name="P27" svg:width="0.0012in" svg:height="0.0142in" svg:x="-0.0555in" svg:y="5.361in"><text:p/><draw:enhanced-geometry draw:mirror-horizontal="false" draw:mirror-vertical="false" svg:viewBox="0 0 21600 21600" draw:type="mso-spt32" draw:enhanced-path="M 0 0 L 21600 21600 N"/></draw:custom-shape><draw:custom-shape text:anchor-type="paragraph" draw:z-index="0" draw:name="Image41" draw:style-name="gr1" draw:text-style-name="P27" svg:width="0.0012in" svg:height="0.0142in" svg:x="-0.0555in" svg:y="7.0417in"><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Noto Sans Symbols" svg:font-family="'Noto Sans Symbols'"/>
    <style:font-face style:name="Arial" svg:font-family="Arial" style:font-family-generic="roman" style:font-pitch="variable"/>
    <style:font-face style:name="Arial (Body)" svg:font-family="'Arial (Bod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Impact" svg:font-family="Impact" style:font-family-generic="roman" style:font-pitch="variable"/>
    <style:font-face style:name="Segoe UI" svg:font-family="'Segoe UI'" style:font-family-generic="roman" style:font-pitch="variable"/>
    <style:font-face style:name="Theinhardt Pan Light" svg:font-family="'Theinhardt Pan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Arial (Body)1" svg:font-family="'Arial (Body)'" style:font-family-generic="system" style:font-pitch="variable"/>
    <style:font-face style:name="Courier New2"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heinhardt Medium" svg:font-family="'Theinhardt Medium'" style:font-family-generic="system" style:font-pitch="variable"/>
    <style:font-face style:name="Theinhardt Pan" svg:font-family="'Theinhardt Pan'" style:font-family-generic="system" style:font-pitch="variable"/>
    <style:font-face style:name="Times New Roman1" svg:font-family="'Times New Roman'" style:font-family-generic="system" style:font-pitch="variable"/>
  </office:font-face-decls>
  <office:styles>
    <draw:stroke-dash draw:name="Dashed_20__28_var_29__20_4" draw:display-name="Dashed (var) 4" draw:style="rect" draw:dots2="1" draw:dots2-length="280%" draw:distance="105%"/>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Body)" fo:font-size="11pt" fo:language="en" fo:country="US" style:letter-kerning="false" style:font-name-asian="Arial (Body)1" style:font-size-asian="11pt" style:language-asian="zh" style:country-asian="CN" style:font-name-complex="Arial (Body)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Body)" fo:font-size="11pt" fo:language="en" fo:country="US" style:letter-kerning="false" style:font-name-asian="Arial (Body)1" style:font-size-asian="11pt" style:language-asian="zh" style:country-asian="CN" style:font-name-complex="Arial (Body)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252in" loext:contextual-spacing="false" fo:line-height="110%" fo:text-align="start" style:justify-single-word="false" fo:orphans="2" fo:widows="2" style:writing-mode="lr-tb"/>
      <style:text-properties style:font-name="Arial (Body)" fo:font-family="'Arial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style style:name="List" style:family="paragraph" style:parent-style-name="normal" style:default-outline-level="" style:class="list">
      <style:paragraph-properties fo:margin-left="0.1965in" fo:margin-right="0in" fo:margin-top="0in" fo:margin-bottom="0in" loext:contextual-spacing="true"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 style:class="text"/>
    <style:style style:name="Heading_20_2" style:display-name="Heading 2" style:family="paragraph" style:next-style-name="Standard" style:default-outline-level="" style:class="text"/>
    <style:style style:name="Heading_20_3" style:display-name="Heading 3" style:family="paragraph" style:next-style-name="Standard" style:default-outline-level="" style:class="text"/>
    <style:style style:name="Heading_20_4" style:display-name="Heading 4" style:family="paragraph" style:next-style-name="Standard" style:default-outline-level="" style:class="text"/>
    <style:style style:name="Heading_20_5" style:display-name="Heading 5" style:family="paragraph" style:parent-style-name="normal" style:next-style-name="Standard" style:default-outline-level="5" style:list-style-name="" style:class="text">
      <style:paragraph-properties fo:margin-top="0.25in" fo:margin-bottom="0in" loext:contextual-spacing="false" fo:keep-together="always" fo:keep-with-next="always"/>
      <style:text-properties fo:font-size="13pt" fo:font-weight="bold" style:font-size-asian="13pt" style:font-weight-asian="bold"/>
    </style:style>
    <style:style style:name="Heading_20_6" style:display-name="Heading 6" style:family="paragraph" style:parent-style-name="normal" style:next-style-name="Standard" style:default-outline-level="6" style:list-style-name="" style:class="text">
      <style:paragraph-properties fo:margin-top="0.028in" fo:margin-bottom="0in" loext:contextual-spacing="false" fo:keep-together="always" fo:keep-with-next="always"/>
      <style:text-properties fo:color="#020d15"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_39_9.1_20_Title" style:next-style-name="Standard" style:default-outline-level="" style:class="chapter"/>
    <style:style style:name="Heading_20_7" style:display-name="Heading 7" style:family="paragraph" style:parent-style-name="normal" style:next-style-name="Standard" style:default-outline-level="7" style:list-style-name="" style:class="text">
      <style:paragraph-properties fo:margin-top="0.028in" fo:margin-bottom="0in" loext:contextual-spacing="false" fo:keep-together="always" fo:keep-with-next="always"/>
      <style:text-properties fo:color="#020d15"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normal" style:next-style-name="Standard" style:default-outline-level="8" style:list-style-name="" style:class="text">
      <style:paragraph-properties fo:margin-top="0.028in" fo:margin-bottom="0in" loext:contextual-spacing="false" fo:keep-together="always" fo:keep-with-next="always"/>
      <style:text-properties fo:color="#272727" style:font-name="Georgia" fo:font-family="Georgia"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normal" style:next-style-name="Standard" style:default-outline-level="9" style:list-style-name="" style:class="text">
      <style:paragraph-properties fo:margin-top="0.028in" fo:margin-bottom="0in" loext:contextual-spacing="false" fo:keep-together="always" fo:keep-with-next="always"/>
      <style:text-properties fo:color="#272727" style:font-name="Georgia" fo:font-family="Georgia"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Footer" style:family="paragraph" style:parent-style-name="normal" style:default-outline-level="" style:class="extra">
      <style:paragraph-properties fo:margin-left="-1.2563in" fo:margin-right="0in" fo:text-indent="0in" style:auto-text-indent="false"/>
      <style:text-properties fo:font-size="10pt" style:font-size-asian="10pt"/>
    </style:style>
    <style:style style:name="_39_9.1_20_Title" style:display-name="99.1 Title" style:family="paragraph" style:default-outline-level="">
      <style:paragraph-properties fo:margin-top="0.1945in" fo:margin-bottom="0.1945in" loext:contextual-spacing="false" fo:line-height="100%" fo:text-align="start" style:justify-single-word="false" fo:orphans="2" fo:widows="2" style:writing-mode="lr-tb"/>
      <style:text-properties style:font-name="Georgia" fo:font-family="Georgia" style:font-family-generic="roman" style:font-pitch="variable" fo:font-size="32pt" fo:font-weight="bold" style:letter-kerning="true" style:font-name-asian="Times New Roman1" style:font-family-asian="'Times New Roman'" style:font-family-generic-asian="system" style:font-pitch-asian="variable" style:font-size-asian="32pt" style:font-weight-asian="bold" style:font-name-complex="Times New Roman1" style:font-family-complex="'Times New Roman'" style:font-family-generic-complex="system" style:font-pitch-complex="variable" style:font-size-complex="32pt"/>
    </style:style>
    <style:style style:name="Title_20_Page_20_Disclaimer" style:display-name="Title Page Disclaimer" style:family="paragraph" style:parent-style-name="normal" style:default-outline-level="">
      <style:paragraph-properties fo:margin-top="0in" fo:margin-bottom="0in" loext:contextual-spacing="false" fo:line-height="100%"/>
      <style:text-properties fo:color="#000000" style:font-name="Arial" fo:font-family="Arial" style:font-family-generic="roman" style:font-pitch="variable" fo:font-size="10pt" style:font-size-asian="10pt"/>
    </style:style>
    <style:style style:name="_30_0_20_Body" style:display-name="00 Body" style:family="paragraph" style:parent-style-name="normal" style:default-outline-level="">
      <style:paragraph-properties fo:margin-top="0.1252in" fo:margin-bottom="0in" loext:contextual-spacing="false"/>
    </style:style>
    <style:style style:name="_39_9.3_20_Eyebrow" style:display-name="99.3 Eyebrow" style:family="paragraph" style:parent-style-name="normal" style:default-outline-level="">
      <style:paragraph-properties fo:margin-top="0.25in" fo:margin-bottom="0.0417in" loext:contextual-spacing="false"/>
      <style:text-properties fo:font-size="12pt" fo:font-weight="bold" style:font-size-asian="12pt" style:font-weight-asian="bold" style:font-name-complex="Theinhardt Medium" style:font-family-complex="'Theinhardt Medium'" style:font-family-generic-complex="system" style:font-pitch-complex="variable" style:font-size-complex="12pt"/>
    </style:style>
    <style:style style:name="_39_9.2_20_Subtitle" style:display-name="99.2 Subtitle" style:family="paragraph" style:parent-style-name="normal" style:default-outline-level="">
      <style:paragraph-properties fo:margin-top="0.0417in" fo:margin-bottom="0in" loext:contextual-spacing="false"/>
      <style:text-properties fo:font-size="16pt" style:font-size-asian="16pt"/>
    </style:style>
    <style:style style:name="_32_7_20_TB_20_Stat" style:display-name="27 TB Stat" style:family="paragraph" style:default-outline-level="">
      <style:paragraph-properties fo:margin-top="0in" fo:margin-bottom="0.0417in" loext:contextual-spacing="false" fo:line-height="90%" fo:text-align="start" style:justify-single-word="false" fo:orphans="2" fo:widows="2" style:writing-mode="lr-tb"/>
      <style:text-properties fo:color="#000000" style:font-name="Georgia" fo:font-family="Georgia" style:font-family-generic="roman" style:font-pitch="variable" fo:font-size="36pt" fo:font-weight="bold" style:letter-kerning="true" style:font-name-asian="Times New Roman1" style:font-family-asian="'Times New Roman'" style:font-family-generic-asian="system" style:font-pitch-asian="variable" style:font-size-asian="36pt" style:font-weight-asian="bold" style:font-name-complex="Times New Roman1" style:font-family-complex="'Times New Roman'" style:font-family-generic-complex="system" style:font-pitch-complex="variable" style:font-size-complex="44pt"/>
    </style:style>
    <style:style style:name="Endnote" style:family="paragraph" style:parent-style-name="normal" style:default-outline-level="" style:class="extra">
      <style:paragraph-properties fo:margin-left="0.15in" fo:margin-right="0in" fo:line-height="100%" fo:text-indent="-0.15in" style:auto-text-indent="false"/>
      <style:text-properties fo:font-size="10pt" style:font-size-asian="10pt"/>
    </style:style>
    <style:style style:name="Footnote" style:family="paragraph" style:parent-style-name="normal" style:default-outline-level="" style:class="extra">
      <style:paragraph-properties fo:margin-left="0.0874in" fo:margin-right="0in" fo:line-height="100%" fo:text-indent="-0.0874in" style:auto-text-indent="false"/>
      <style:text-properties fo:font-size="10pt" style:font-size-asian="10pt"/>
    </style:style>
    <style:style style:name="_32_0_20_Major_20_H1" style:display-name="20 Major H1" style:family="paragraph" style:parent-style-name="normal" style:default-outline-level="1" style:list-style-name="">
      <style:paragraph-properties fo:margin-top="0.3335in" fo:margin-bottom="0in" loext:contextual-spacing="false" fo:keep-together="always" fo:keep-with-next="always"/>
      <style:text-properties fo:font-size="16pt" fo:font-weight="bold" style:letter-kerning="true" style:font-size-asian="16pt" style:font-weight-asian="bold"/>
    </style:style>
    <style:style style:name="_32_1_20_Minor_20_H2" style:display-name="21 Minor H2" style:family="paragraph" style:parent-style-name="normal" style:default-outline-level="2" style:list-style-name="">
      <style:paragraph-properties fo:margin-top="0.25in" fo:margin-bottom="0in" loext:contextual-spacing="false" fo:keep-together="always" fo:keep-with-next="always"/>
      <style:text-properties fo:font-size="14pt" style:letter-kerning="true" style:font-size-asian="14pt"/>
    </style:style>
    <style:style style:name="_39_9_20_3-Square" style:display-name="99 3-Square" style:family="paragraph" style:parent-style-name="normal" style:default-outline-level="">
      <style:paragraph-properties fo:line-height="100%" fo:text-align="center" style:justify-single-word="false"/>
    </style:style>
    <style:style style:name="_39_9_20_End_20_Date" style:display-name="99 End Date" style:family="paragraph" style:parent-style-name="_30_0_20_Body" style:default-outline-level="">
      <style:paragraph-properties fo:margin-top="0.2083in" fo:margin-bottom="0in" loext:contextual-spacing="false" fo:line-height="115%" fo:text-align="end" style:justify-single-word="false"/>
      <style:text-properties fo:font-size="10pt" fo:font-style="italic" fo:font-weight="bold" style:font-size-asian="10pt" style:font-style-asian="italic" style:font-weight-asian="bold" style:font-style-complex="italic"/>
    </style:style>
    <style:style style:name="toa_20_heading" style:display-name="toa heading" style:family="paragraph" style:parent-style-name="_32_0_20_Major_20_H1" style:next-style-name="Standard" style:default-outline-level="">
      <style:text-properties fo:language="ru" fo:country="RU"/>
    </style:style>
    <style:style style:name="_31_0_20_Table_20_Body" style:display-name="10 Table Body" style:family="paragraph" style:parent-style-name="normal" style:default-outline-level="">
      <style:text-properties style:font-name-complex="Arial2" style:font-family-complex="Arial" style:font-family-generic-complex="system" style:font-pitch-complex="variable"/>
    </style:style>
    <style:style style:name="Contents_20_7" style:display-name="Contents 7" style:family="paragraph" style:parent-style-name="normal" style:next-style-name="Standard" style:auto-update="true" style:default-outline-level="" style:class="index">
      <style:paragraph-properties fo:margin-left="0.9165in" fo:margin-right="0in" fo:margin-top="0in" fo:margin-bottom="0in" loext:contextual-spacing="false" fo:text-indent="0in" style:auto-text-indent="false"/>
      <style:text-properties fo:font-size="10pt" style:font-size-asian="10pt" style:font-name-complex="Arial2" style:font-family-complex="Arial" style:font-family-generic-complex="system" style:font-pitch-complex="variable"/>
    </style:style>
    <style:style style:name="_32_2_20_Sub_20_1_20_H3" style:display-name="22 Sub 1 H3" style:family="paragraph" style:parent-style-name="normal" style:default-outline-level="3" style:list-style-name="">
      <style:paragraph-properties fo:margin-top="0.25in" fo:margin-bottom="0in" loext:contextual-spacing="false" fo:keep-together="always" fo:keep-with-next="always"/>
      <style:text-properties fo:font-size="12pt" fo:font-weight="bold" style:font-size-asian="12pt" style:font-weight-asian="bold"/>
    </style:style>
    <style:style style:name="Contents_20_8" style:display-name="Contents 8" style:family="paragraph" style:parent-style-name="normal" style:next-style-name="Standard" style:auto-update="true" style:default-outline-level="" style:class="index">
      <style:paragraph-properties fo:margin-left="1.0693in" fo:margin-right="0in" fo:margin-top="0in" fo:margin-bottom="0in" loext:contextual-spacing="false" fo:text-indent="0in" style:auto-text-indent="false"/>
      <style:text-properties fo:font-size="10pt" style:font-size-asian="10pt" style:font-name-complex="Arial2" style:font-family-complex="Arial" style:font-family-generic-complex="system" style:font-pitch-complex="variable"/>
    </style:style>
    <style:style style:name="_33_0.4_20__23_Sub_20_2_20_H4" style:display-name="30.4 #Sub 2 H4" style:family="paragraph" style:parent-style-name="_32_2_20_Sub_20_2_20_H4" style:default-outline-level=""/>
    <style:style style:name="Head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text-properties fo:font-size="10pt" style:font-size-asian="10pt"/>
    </style:style>
    <style:style style:name="_30_1_20_B1_20_Dot" style:display-name="01 B1 Dot" style:family="paragraph" style:parent-style-name="normal" style:default-outline-level="">
      <style:paragraph-properties fo:margin-top="0in" fo:margin-bottom="0.0835in" loext:contextual-spacing="false"/>
    </style:style>
    <style:style style:name="List_20_Bullet_20_3" style:display-name="List Bullet 3" style:family="paragraph" style:parent-style-name="_30_1_20_B3_20_Chevron" style:default-outline-level=""/>
    <style:style style:name="E-mail_20_Signature" style:display-name="E-mail Signature" style:family="paragraph" style:parent-style-name="normal" style:default-outline-level="">
      <style:paragraph-properties fo:margin-top="0in" fo:margin-bottom="0in" loext:contextual-spacing="false" fo:line-height="100%"/>
    </style:style>
    <style:style style:name="_36_1_20_Exh_20_Img" style:display-name="61 Exh Img" style:family="paragraph" style:default-outline-level="">
      <style:paragraph-properties fo:margin-top="0in" fo:margin-bottom="0.1665in" loext:contextual-spacing="false" fo:line-height="100%" fo:text-align="start" style:justify-single-word="false" fo:orphans="2" fo:widows="2" style:writing-mode="lr-tb"/>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_31_1_20_Table_20_Heading" style:display-name="11 Table Heading" style:family="paragraph" style:parent-style-name="normal" style:default-outline-level="">
      <style:text-properties fo:font-weight="bold" style:font-weight-asian="bold"/>
    </style:style>
    <style:style style:name="_31_9_20_Chapter_20_Title" style:display-name="19 Chapter Title" style:family="paragraph" style:parent-style-name="normal" style:default-outline-level="1" style:list-style-name="">
      <style:paragraph-properties fo:margin-top="0in" fo:margin-bottom="0.25in" loext:contextual-spacing="false" fo:keep-together="always" fo:hyphenation-ladder-count="no-limit" fo:break-before="page" fo:keep-with-next="always"/>
      <style:text-properties style:font-name="Georgia" fo:font-family="Georgia" style:font-family-generic="roman" style:font-pitch="variable" fo:font-size="30pt" fo:font-weight="bold" style:letter-kerning="true" style:font-size-asian="30pt" style:font-weight-asian="bold" fo:hyphenate="false" fo:hyphenation-remain-char-count="2" fo:hyphenation-push-char-count="2"/>
    </style:style>
    <style:style style:name="Contents_20_9" style:display-name="Contents 9" style:family="paragraph" style:parent-style-name="normal" style:next-style-name="Standard" style:auto-update="true" style:default-outline-level="" style:class="index">
      <style:paragraph-properties fo:margin-left="1.222in" fo:margin-right="0in" fo:margin-top="0in" fo:margin-bottom="0in" loext:contextual-spacing="false" fo:text-indent="0in" style:auto-text-indent="false"/>
      <style:text-properties fo:font-size="10pt" style:font-size-asian="10pt" style:font-name-complex="Arial2" style:font-family-complex="Arial" style:font-family-generic-complex="system" style:font-pitch-complex="variable"/>
    </style:style>
    <style:style style:name="_36_9_20_TOC_20_Title" style:display-name="69 TOC Title" style:family="paragraph" style:parent-style-name="_32_0_20_Major_20_H1" style:default-outline-level=""/>
    <style:style style:name="Contents_20_1" style:display-name="Contents 1" style:family="paragraph" style:parent-style-name="normal" style:next-style-name="Standard" style:auto-update="true" style:default-outline-level="" style:class="index">
      <style:paragraph-properties fo:margin-left="0in" fo:margin-right="0.3in" fo:margin-top="0in" fo:margin-bottom="0.0693in" loext:contextual-spacing="false" fo:text-indent="0in" style:auto-text-indent="false">
        <style:tab-stops>
          <style:tab-stop style:position="5.7429in" style:type="right" style:leader-style="dotted" style:leader-text="."/>
        </style:tab-stops>
      </style:paragraph-properties>
      <style:text-properties fo:font-weight="bold" style:font-weight-asian="bold"/>
    </style:style>
    <style:style style:name="_32_5_20_Pull_20_Quote" style:display-name="25 Pull Quote" style:family="paragraph" style:default-outline-level="">
      <style:paragraph-properties fo:margin-left="0.3in" fo:margin-right="0.3in" fo:margin-top="0.2083in" fo:margin-bottom="0.2083in" loext:contextual-spacing="false" fo:line-height="110%" fo:text-align="start" style:justify-single-word="false" fo:orphans="2" fo:widows="2" fo:text-indent="0in" style:auto-text-indent="false" fo:keep-with-next="always" style:writing-mode="lr-tb"/>
      <style:text-properties style:font-name="Georgia" fo:font-family="Georgia" style:font-family-generic="roman" style:font-pitch="variable" fo:font-size="20pt" fo:font-weight="bold" style:letter-kerning="true"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_36_4_20_CVName" style:display-name="64 CVName" style:family="paragraph" style:parent-style-name="_32_0_20_Major_20_H1" style:default-outline-level="">
      <style:paragraph-properties fo:margin-top="0in" fo:margin-bottom="0in" loext:contextual-spacing="false"/>
    </style:style>
    <style:style style:name="_32_8_20_TB_20_Text" style:display-name="28 TB Text" style:family="paragraph" style:parent-style-name="normal" style:default-outline-level="">
      <style:text-properties fo:font-size="14pt" style:font-size-asian="14pt" style:font-name-complex="Arial2" style:font-family-complex="Arial" style:font-family-generic-complex="system" style:font-pitch-complex="variable" style:font-size-complex="14pt"/>
    </style:style>
    <style:style style:name="_36_8_20_Ref_20_Title" style:display-name="68 Ref Title" style:family="paragraph" style:parent-style-name="_32_0_20_Major_20_H1" style:default-outline-level=""/>
    <style:style style:name="_32_2_20_Sub_20_2_20_H4" style:display-name="22 Sub 2 H4" style:family="paragraph" style:default-outline-level="4" style:list-style-name="">
      <style:paragraph-properties fo:margin-top="0.25in" fo:margin-bottom="0.1252in" loext:contextual-spacing="false" fo:line-height="110%" fo:text-align="start" style:justify-single-word="false" fo:keep-together="always" fo:orphans="2" fo:widows="2" fo:keep-with-next="always" style:writing-mode="lr-tb"/>
      <style:text-properties fo:font-size="12pt" style:letter-kerning="tru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_36_5_20_CVRole" style:display-name="65 CVRole" style:family="paragraph" style:parent-style-name="_32_1_20_Minor_20_H2" style:default-outline-level="5" style:list-style-name="">
      <style:paragraph-properties fo:margin-top="0.0835in" fo:margin-bottom="0in" loext:contextual-spacing="false"/>
    </style:style>
    <style:style style:name="_36_6_20_CVOffice" style:display-name="66 CVOffice" style:family="paragraph" style:parent-style-name="normal" style:default-outline-level="5" style:list-style-name="">
      <style:paragraph-properties fo:margin-top="0.0835in" fo:margin-bottom="0in" loext:contextual-spacing="false" fo:keep-together="always" fo:keep-with-next="always"/>
      <style:text-properties fo:font-size="13pt" fo:font-style="italic" style:font-size-asian="13pt" style:font-style-asian="italic" style:font-name-complex="Arial2" style:font-family-complex="Arial" style:font-family-generic-complex="system" style:font-pitch-complex="variable"/>
    </style:style>
    <style:style style:name="_34_0_20_Address" style:display-name="40 Address" style:family="paragraph" style:parent-style-name="_30_0_20_Body" style:default-outline-level="">
      <style:paragraph-properties fo:margin-top="0.0835in" fo:margin-bottom="0in" loext:contextual-spacing="true"/>
    </style:style>
    <style:style style:name="_33_8_20_Letter_20_Date" style:display-name="38 Letter Date" style:family="paragraph" style:parent-style-name="_34_0_20_Address" style:default-outline-level="">
      <style:paragraph-properties fo:margin-top="0.8335in" fo:margin-bottom="0.0417in" loext:contextual-spacing="tru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style>
    <style:style style:name="_30_1_20_B2_20_Dash" style:display-name="01 B2 Dash" style:family="paragraph" style:parent-style-name="_30_1_20_B1_20_Dot" style:default-outline-level="">
      <style:paragraph-properties fo:margin-left="0.5in" fo:margin-right="0in" fo:text-indent="-0.25in" style:auto-text-indent="false"/>
      <style:text-properties style:font-name-asian="Arial2" style:font-family-asian="Arial" style:font-family-generic-asian="system" style:font-pitch-asian="variable"/>
    </style:style>
    <style:style style:name="_30_1_20_B3_20_Chevron" style:display-name="01 B3 Chevron" style:family="paragraph" style:parent-style-name="_30_1_20_B1_20_Dot" style:default-outline-level="">
      <style:paragraph-properties fo:margin-left="0.7in" fo:margin-right="0in" fo:text-indent="0in" style:auto-text-indent="false"/>
      <style:text-properties style:font-name-asian="Arial2" style:font-family-asian="Arial" style:font-family-generic-asian="system" style:font-pitch-asian="variable"/>
    </style:style>
    <style:style style:name="_30_1_20_B4_20_Chevron" style:display-name="01 B4 Chevron" style:family="paragraph" style:parent-style-name="_30_1_20_B1_20_Dot" style:default-outline-level="">
      <style:paragraph-properties fo:margin-left="0.9098in" fo:margin-right="0in" fo:text-indent="0in" style:auto-text-indent="false"/>
      <style:text-properties style:font-name-asian="Arial2" style:font-family-asian="Arial" style:font-family-generic-asian="system" style:font-pitch-asian="variable"/>
    </style:style>
    <style:style style:name="_30_1_20_B5_20_Square" style:display-name="01 B5 Square" style:family="paragraph" style:parent-style-name="_30_1_20_B1_20_Dot" style:default-outline-level="">
      <style:paragraph-properties fo:margin-left="1.1201in" fo:margin-right="0in" fo:text-indent="0in" style:auto-text-indent="false"/>
      <style:text-properties style:font-name-asian="Arial2" style:font-family-asian="Arial" style:font-family-generic-asian="system" style:font-pitch-asian="variable"/>
    </style:style>
    <style:style style:name="_33_0.1_20__23_Major_20_H1" style:display-name="30.1 #Major H1" style:family="paragraph" style:parent-style-name="_32_0_20_Major_20_H1" style:default-outline-level=""/>
    <style:style style:name="_33_0.2_20__23_Min_20_H2" style:display-name="30.2 #Min H2" style:family="paragraph" style:parent-style-name="_32_1_20_Minor_20_H2" style:default-outline-level=""/>
    <style:style style:name="_33_0.3_20__23_Sub_20_1_20_H3" style:display-name="30.3 #Sub 1 H3" style:family="paragraph" style:parent-style-name="_32_2_20_Sub_20_1_20_H3" style:default-outline-level=""/>
    <style:style style:name="_30_5_20__23_L1" style:display-name="05 #L1" style:family="paragraph" style:parent-style-name="_30_1_20_B1_20_Dot" style:default-outline-level=""/>
    <style:style style:name="_30_5_20__23_L2" style:display-name="05 #L2" style:family="paragraph" style:parent-style-name="_30_1_20_B2_20_Dash" style:default-outline-level="">
      <style:paragraph-properties fo:margin-left="0.5in" fo:margin-right="0in" fo:text-indent="-0.25in" style:auto-text-indent="false"/>
    </style:style>
    <style:style style:name="_30_5_20__23_L3" style:display-name="05 #L3" style:family="paragraph" style:parent-style-name="_30_1_20_B3_20_Chevron" style:default-outline-level="">
      <style:paragraph-properties fo:margin-left="0.7in" fo:margin-right="0in" fo:text-indent="-0.2in" style:auto-text-indent="false"/>
    </style:style>
    <style:style style:name="_30_5_20__23_L4" style:display-name="05 #L4" style:family="paragraph" style:parent-style-name="_30_1_20_B4_20_Chevron" style:default-outline-level="">
      <style:paragraph-properties fo:margin-left="0.9in" fo:margin-right="0in" fo:text-indent="-0.2in" style:auto-text-indent="false"/>
    </style:style>
    <style:style style:name="Salutation" style:family="paragraph" style:parent-style-name="normal" style:next-style-name="Standard" style:default-outline-level="" style:class="text">
      <style:paragraph-properties fo:margin-top="0.4445in" fo:margin-bottom="0in" loext:contextual-spacing="false"/>
    </style:style>
    <style:style style:name="Contents_20_6" style:display-name="Contents 6" style:family="paragraph" style:parent-style-name="normal" style:next-style-name="Standard" style:auto-update="true" style:default-outline-level="" style:class="index">
      <style:paragraph-properties fo:margin-left="0.7598in" fo:margin-right="0.3in" fo:margin-top="0in" fo:margin-bottom="0in" loext:contextual-spacing="false" fo:text-indent="0in" style:auto-text-indent="false"/>
      <style:text-properties fo:font-size="10pt" style:font-size-asian="10pt" style:font-name-complex="Arial2" style:font-family-complex="Arial" style:font-family-generic-complex="system" style:font-pitch-complex="variable"/>
    </style:style>
    <style:style style:name="_36_0_20_Exh_20_Normal" style:display-name="60 Exh Normal" style:family="paragraph" style:parent-style-name="Endnote" style:default-outline-level="">
      <style:paragraph-properties fo:margin-left="0in" fo:margin-right="0in" fo:margin-top="0.3335in" fo:margin-bottom="0.0417in" loext:contextual-spacing="false" fo:keep-together="always" fo:text-indent="0in" style:auto-text-indent="false" fo:keep-with-next="always"/>
    </style:style>
    <style:style style:name="_34_2_20_cc_3a_" style:display-name="42 cc:" style:family="paragraph" style:parent-style-name="normal" style:default-outline-level="">
      <style:paragraph-properties fo:margin-left="0.378in" fo:margin-right="0in" fo:margin-top="0.1252in" fo:margin-bottom="0.0417in" loext:contextual-spacing="false" fo:text-indent="-0.378in" style:auto-text-indent="false"/>
      <style:text-properties fo:font-size="12pt" style:font-size-asian="12pt"/>
    </style:style>
    <style:style style:name="List_20_Paragraph" style:display-name="List Paragraph" style:family="paragraph" style:parent-style-name="normal" style:default-outline-level="">
      <style:paragraph-properties fo:margin-left="0.5in" fo:margin-right="0in" fo:text-indent="0in" style:auto-text-indent="false"/>
    </style:style>
    <style:style style:name="Style_20_Arial_20_Left_3a__20__20_-2_20_cm_20_After_3a__20__20_0_20_pt" style:display-name="Style Arial Left:  -2 cm After:  0 pt" style:family="paragraph" style:parent-style-name="normal" style:default-outline-level="">
      <style:paragraph-properties fo:margin-left="-0.7874in" fo:margin-right="0in" fo:margin-top="0.1252in" fo:margin-bottom="0in" loext:contextual-spacing="false" fo:text-indent="0in" style:auto-text-indent="false"/>
      <style:text-properties style:font-name="Arial" fo:font-family="Arial" style:font-family-generic="roman" style:font-pitch="variable" fo:font-size="12pt" style:font-size-asian="12pt"/>
    </style:style>
    <style:style style:name="_33_9_20_Restrictive_20_Note" style:display-name="39 Restrictive Note" style:family="paragraph" style:parent-style-name="Normal_20__28_Web_29_" style:default-outline-level="">
      <style:text-properties fo:color="#e5546c" style:font-name="Arial" fo:font-family="Arial" style:font-family-generic="roman" style:font-pitch="variable" fo:font-size="11pt" fo:font-weight="bold" style:font-size-asian="11pt" style:font-weight-asian="bold"/>
    </style:style>
    <style:style style:name="Normal_20__28_Web_29_" style:display-name="Normal (Web)" style:family="paragraph" style:parent-style-name="normal" style:default-outline-level="">
      <style:text-properties style:font-name="Times New Roman" fo:font-family="'Times New Roman'" style:font-family-generic="roman" style:font-pitch="variable" fo:font-size="12pt" style:font-size-asian="12pt" style:font-size-complex="12pt"/>
    </style:style>
    <style:style style:name="_33_6_20_Opener" style:display-name="36 Opener" style:family="paragraph" style:parent-style-name="_30_0_20_Body" style:default-outline-level=""/>
    <style:style style:name="_32_6_20_TB_20_Quote" style:display-name="26 TB Quote" style:family="paragraph" style:default-outline-level="">
      <style:paragraph-properties fo:margin-top="0in" fo:margin-bottom="0.2083in" loext:contextual-spacing="false" fo:line-height="110%" fo:text-align="start" style:justify-single-word="false" fo:orphans="2" fo:widows="2" style:writing-mode="lr-tb"/>
      <style:text-properties style:font-name="Georgia" fo:font-family="Georgia" style:font-family-generic="roman" style:font-pitch="variable" fo:font-size="20pt" fo:font-weight="bold" style:letter-kerning="true"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index_20_1" style:display-name="index 1" style:family="paragraph" style:parent-style-name="normal" style:next-style-name="Standard" style:auto-update="true" style:default-outline-level="">
      <style:paragraph-properties fo:margin-left="0.1528in" fo:margin-right="0in" fo:margin-top="0in" fo:margin-bottom="0in" loext:contextual-spacing="false" fo:line-height="100%" fo:text-indent="-0.1528in" style:auto-text-indent="false"/>
    </style:style>
    <style:style style:name="Contents_20_2" style:display-name="Contents 2" style:family="paragraph" style:parent-style-name="_30_0_20_Body" style:next-style-name="Standard" style:auto-update="true" style:default-outline-level="" style:class="index">
      <style:paragraph-properties fo:margin-left="0in" fo:margin-right="0.3in" fo:margin-top="0.1252in" fo:margin-bottom="0.0693in" loext:contextual-spacing="false" fo:text-indent="0in" style:auto-text-indent="false">
        <style:tab-stops>
          <style:tab-stop style:position="5.7402in" style:type="right" style:leader-style="dotted" style:leader-text="."/>
        </style:tab-stops>
      </style:paragraph-properties>
    </style:style>
    <style:style style:name="_36_2_20_Exh_20_Source" style:display-name="62 Exh Source" style:family="paragraph" style:parent-style-name="_36_0_20_Exh_20_Normal" style:default-outline-level="">
      <style:paragraph-properties fo:margin-top="0.0417in" fo:margin-bottom="0.3335in" loext:contextual-spacing="false"/>
    </style:style>
    <style:style style:name="Contents_20_3" style:display-name="Contents 3" style:family="paragraph" style:parent-style-name="normal" style:next-style-name="Standard" style:auto-update="true" style:default-outline-level="" style:class="index">
      <style:paragraph-properties fo:margin-left="0.35in" fo:margin-right="0.3in" fo:margin-top="0in" fo:margin-bottom="0.0693in" loext:contextual-spacing="false" fo:text-indent="0in" style:auto-text-indent="false">
        <style:tab-stops>
          <style:tab-stop style:position="5.7402in" style:type="right" style:leader-style="dotted" style:leader-text="."/>
        </style:tab-stops>
      </style:paragraph-properties>
    </style:style>
    <style:style style:name="_39_8.1_20_SOPP_20_Major" style:display-name="98.1 SOPP Major" style:family="paragraph" style:parent-style-name="normal" style:default-outline-level="1" style:list-style-name="">
      <style:paragraph-properties fo:margin-top="0.25in" fo:margin-bottom="0.0417in" loext:contextual-spacing="false" fo:line-height="100%" fo:keep-together="always" fo:keep-with-next="always"/>
      <style:text-properties fo:font-size="16pt" fo:font-weight="bold" style:letter-kerning="true" style:font-size-asian="16pt" style:font-weight-asian="bold"/>
    </style:style>
    <style:style style:name="_39_8.2_20_SOPP_20_Minor" style:display-name="98.2 SOPP Minor" style:family="paragraph" style:parent-style-name="normal" style:default-outline-level="">
      <style:paragraph-properties fo:margin-top="0.25in" fo:margin-bottom="0.0417in" loext:contextual-spacing="false" fo:line-height="100%"/>
      <style:text-properties fo:font-size="14pt" style:letter-kerning="true" style:font-size-asian="14pt"/>
    </style:style>
    <style:style style:name="_39_8.3_20_SOPP_20_Title" style:display-name="98.3 SOPP Title" style:family="paragraph" style:parent-style-name="_39_9.1_20_Title" style:default-outline-level="">
      <style:paragraph-properties fo:break-before="page"/>
      <style:text-properties fo:font-size="30pt" style:font-size-asian="30pt"/>
    </style:style>
    <style:style style:name="List_20_Bullet" style:display-name="List Bullet" style:family="paragraph" style:parent-style-name="_30_1_20_B1_20_Dot" style:default-outline-level="">
      <style:text-properties style:font-name-asian="Arial2" style:font-family-asian="Arial" style:font-family-generic-asian="system" style:font-pitch-asian="variable"/>
    </style:style>
    <style:style style:name="List_20_Bullet_20_2" style:display-name="List Bullet 2" style:family="paragraph" style:parent-style-name="_30_1_20_B2_20_Dash" style:default-outline-level=""/>
    <style:style style:name="List_20_Bullet_20_4" style:display-name="List Bullet 4" style:family="paragraph" style:parent-style-name="_30_1_20_B4_20_Chevron" style:default-outline-level=""/>
    <style:style style:name="List_20_Bullet_20_5" style:display-name="List Bullet 5" style:family="paragraph" style:parent-style-name="_30_1_20_B5_20_Square" style:default-outline-level=""/>
    <style:style style:name="_31_2_20_Table_20_Caption" style:display-name="12 Table Caption" style:family="paragraph" style:parent-style-name="_30_0_20_Body" style:default-outline-level="">
      <style:paragraph-properties fo:margin-top="0.0417in" fo:margin-bottom="0.3335in" loext:contextual-spacing="true" fo:line-height="100%" fo:keep-together="always"/>
      <style:text-properties fo:font-size="9pt" style:font-size-asian="9pt"/>
    </style:style>
    <style:style style:name="Contents_20_4" style:display-name="Contents 4" style:family="paragraph" style:parent-style-name="normal" style:next-style-name="Standard" style:auto-update="true" style:default-outline-level="" style:class="index">
      <style:paragraph-properties fo:margin-left="0.4598in" fo:margin-right="0.3in" fo:margin-top="0in" fo:margin-bottom="0.0693in" loext:contextual-spacing="false" fo:text-indent="0in" style:auto-text-indent="false"/>
    </style:style>
    <style:style style:name="_36_7_20_CVHeading" style:display-name="67 CVHeading" style:family="paragraph" style:parent-style-name="_32_2_20_Sub_20_1_20_H3" style:default-outline-level=""/>
    <style:style style:name="_31_8_20_Divider_20_Page" style:display-name="18 Divider Page" style:family="paragraph" style:default-outline-level="1" style:list-style-name="">
      <style:paragraph-properties fo:margin-top="0.5in" fo:margin-bottom="0.5in" loext:contextual-spacing="false" fo:line-height="110%" fo:text-align="start" style:justify-single-word="false" fo:orphans="2" fo:widows="2" style:writing-mode="lr-tb"/>
      <style:text-properties style:font-name="Georgia" fo:font-family="Georgia" style:font-family-generic="roman" style:font-pitch="variable" fo:font-size="28pt" fo:font-weight="bold" style:letter-kerning="true" style:font-size-asian="28pt" style:font-weight-asian="bold"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_32_1_20_Minor_20_H2" style:default-outline-level="">
      <style:text-properties style:font-name-asian="F" style:font-family-generic-asian="system" style:font-pitch-asian="variable" style:font-name-complex="F" style:font-family-generic-complex="system" style:font-pitch-complex="variable" style:font-weight-complex="bold"/>
    </style:style>
    <style:style style:name="envelope_20_address" style:display-name="envelope address" style:family="paragraph" style:parent-style-name="normal" style:default-outline-level="">
      <style:paragraph-properties fo:margin-left="2in" fo:margin-right="0in" fo:margin-top="0in" fo:margin-bottom="0in" loext:contextual-spacing="false" fo:line-height="100%" fo:text-indent="0in" style:auto-text-indent="false"/>
      <style:text-properties fo:font-size="12pt" style:font-name-asian="F" style:font-family-generic-asian="system" style:font-pitch-asian="variable" style:font-size-asian="12pt" style:font-name-complex="F" style:font-family-generic-complex="system" style:font-pitch-complex="variable" style:font-size-complex="12pt"/>
    </style:style>
    <style:style style:name="envelope_20_return" style:display-name="envelope return" style:family="paragraph" style:parent-style-name="normal" style:default-outline-level="">
      <style:paragraph-properties fo:margin-top="0in" fo:margin-bottom="0in" loext:contextual-spacing="false" fo:line-height="100%"/>
      <style:text-properties fo:font-size="10pt" style:font-name-asian="F" style:font-family-generic-asian="system" style:font-pitch-asian="variable" style:font-size-asian="10pt" style:font-name-complex="F"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1665in" fo:margin-bottom="0in" loext:contextual-spacing="false"/>
      <style:text-properties fo:color="#031420" style:font-name-asian="F" style:font-family-generic-asian="system" style:font-pitch-asian="variable" style:font-name-complex="F" style:font-family-generic-complex="system" style:font-pitch-complex="variable" style:font-size-complex="16pt"/>
    </style:style>
    <style:style style:name="annotation_20_text" style:display-name="annotation text" style:family="paragraph" style:parent-style-name="normal" style:default-outline-level="">
      <style:paragraph-properties fo:line-height="100%"/>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5" style:display-name="Contents 5" style:family="paragraph" style:parent-style-name="normal" style:next-style-name="Standard" style:auto-update="true" style:default-outline-level="" style:class="index">
      <style:paragraph-properties fo:margin-left="0.6098in" fo:margin-right="0.3in" fo:margin-top="0in" fo:margin-bottom="0.0693in" loext:contextual-spacing="false" fo:text-indent="0in" style:auto-text-indent="false"/>
    </style:style>
    <style:style style:name="_39_9.4_20_Date" style:display-name="99.4 Date" style:family="paragraph" style:parent-style-name="_39_9.2_20_Subtitle" style:default-outline-level="">
      <style:text-properties fo:font-size="12pt" style:font-size-asian="12pt"/>
    </style:style>
    <style:style style:name="Bibliography" style:family="paragraph" style:parent-style-name="normal" style:next-style-name="Standard" style:default-outline-level=""/>
    <style:style style:name="Block_20_Text" style:display-name="Block Text" style:family="paragraph" style:parent-style-name="normal" style:default-outline-level="">
      <style:paragraph-properties fo:margin-left="0.8in" fo:margin-right="0.8in" fo:text-indent="0in" style:auto-text-indent="false" fo:padding="0.139in" fo:border="0.26pt solid #051c2c"/>
      <style:text-properties fo:color="#051c2c" fo:font-style="italic" style:font-name-asian="F" style:font-family-generic-asian="system" style:font-pitch-asian="variable" style:font-style-asian="italic" style:font-name-complex="F" style:font-family-generic-complex="system" style:font-pitch-complex="variable" style:font-style-complex="italic"/>
    </style:style>
    <style:style style:name="Body_20_Text_20_2" style:display-name="Body Text 2" style:family="paragraph" style:parent-style-name="normal" style:default-outline-level="">
      <style:paragraph-properties fo:margin-top="0in" fo:margin-bottom="0.0835in" loext:contextual-spacing="false" fo:line-height="200%"/>
    </style:style>
    <style:style style:name="Body_20_Text_20_3" style:display-name="Body Text 3" style:family="paragraph" style:parent-style-name="normal"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25in" style:auto-text-indent="false"/>
    </style:style>
    <style:style style:name="Text_20_body_20_indent" style:display-name="Text body indent" style:family="paragraph" style:parent-style-name="normal" style:default-outline-level="" style:class="text">
      <style:paragraph-properties fo:margin-left="0.196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1252in" loext:contextual-spacing="false" fo:text-indent="0.25in" style:auto-text-indent="false"/>
    </style:style>
    <style:style style:name="Body_20_Text_20_Indent_20_2" style:display-name="Body Text Indent 2" style:family="paragraph" style:parent-style-name="normal" style:default-outline-level="">
      <style:paragraph-properties fo:margin-left="0.1965in" fo:margin-right="0in" fo:margin-top="0in" fo:margin-bottom="0.0835in" loext:contextual-spacing="false" fo:line-height="200%" fo:text-indent="0in" style:auto-text-indent="false"/>
    </style:style>
    <style:style style:name="Body_20_Text_20_Indent_20_3" style:display-name="Body Text Indent 3" style:family="paragraph" style:parent-style-name="normal" style:default-outline-level="">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caption" style:family="paragraph" style:parent-style-name="normal" style:next-style-name="Standard" style:default-outline-level="">
      <style:paragraph-properties fo:margin-top="0in" fo:margin-bottom="0.139in" loext:contextual-spacing="false" fo:line-height="100%"/>
      <style:text-properties fo:color="#051c2c" fo:font-size="9pt" fo:font-style="italic" style:font-size-asian="9pt" style:font-style-asian="italic" style:font-size-complex="9pt" style:font-style-complex="italic"/>
    </style:style>
    <style:style style:name="Closing" style:family="paragraph" style:parent-style-name="normal" style:default-outline-level="">
      <style:paragraph-properties fo:margin-left="2.9528in" fo:margin-right="0in" fo:margin-top="0in" fo:margin-bottom="0in" loext:contextual-spacing="false" fo:line-height="100%" fo:text-indent="0in" style:auto-text-indent="false"/>
    </style:style>
    <style:style style:name="Date" style:family="paragraph" style:parent-style-name="normal" style:next-style-name="Standard" style:default-outline-level=""/>
    <style:style style:name="Document_20_Map" style:display-name="Document Map" style:family="paragraph" style:parent-style-name="normal" style:default-outline-level="">
      <style:paragraph-properties fo:margin-top="0in" fo:margin-bottom="0in" loext: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HTML_20_Address" style:display-name="HTML Address" style:family="paragraph" style:parent-style-name="normal" style:default-outline-level="">
      <style:paragraph-properties fo:margin-top="0in" fo:margin-bottom="0in" loext:contextual-spacing="false" fo:line-height="100%"/>
      <style:text-properties fo:font-style="italic" style:font-style-asian="italic" style:font-style-complex="italic"/>
    </style:style>
    <style:style style:name="HTML_20_Preformatted" style:display-name="HTML Preformatted" style:family="paragraph" style:parent-style-name="normal" style:default-outline-level="">
      <style:paragraph-properties fo:margin-top="0in" fo:margin-bottom="0in" loext:contextual-spacing="false" fo:line-height="100%"/>
      <style:text-properties style:font-name="Consolas" fo:font-family="Consolas" style:font-family-generic="roman" style:font-pitch="variable" fo:font-size="10pt" style:font-size-asian="10pt"/>
    </style:style>
    <style:style style:name="index_20_2" style:display-name="index 2" style:family="paragraph" style:parent-style-name="normal" style:next-style-name="Standard" style:auto-update="true" style:default-outline-level="">
      <style:paragraph-properties fo:margin-left="0.3055in" fo:margin-right="0in" fo:margin-top="0in" fo:margin-bottom="0in" loext:contextual-spacing="false" fo:line-height="100%" fo:text-indent="-0.1528in" style:auto-text-indent="false"/>
    </style:style>
    <style:style style:name="index_20_3" style:display-name="index 3" style:family="paragraph" style:parent-style-name="normal" style:next-style-name="Standard" style:auto-update="true" style:default-outline-level="">
      <style:paragraph-properties fo:margin-left="0.4583in" fo:margin-right="0in" fo:margin-top="0in" fo:margin-bottom="0in" loext:contextual-spacing="false" fo:line-height="100%" fo:text-indent="-0.1528in" style:auto-text-indent="false"/>
    </style:style>
    <style:style style:name="index_20_4" style:display-name="index 4" style:family="paragraph" style:parent-style-name="normal" style:next-style-name="Standard" style:auto-update="true" style:default-outline-level="">
      <style:paragraph-properties fo:margin-left="0.611in" fo:margin-right="0in" fo:margin-top="0in" fo:margin-bottom="0in" loext:contextual-spacing="false" fo:line-height="100%" fo:text-indent="-0.1528in" style:auto-text-indent="false"/>
    </style:style>
    <style:style style:name="index_20_5" style:display-name="index 5" style:family="paragraph" style:parent-style-name="normal" style:next-style-name="Standard" style:auto-update="true" style:default-outline-level="">
      <style:paragraph-properties fo:margin-left="0.7638in" fo:margin-right="0in" fo:margin-top="0in" fo:margin-bottom="0in" loext:contextual-spacing="false" fo:line-height="100%" fo:text-indent="-0.1528in" style:auto-text-indent="false"/>
    </style:style>
    <style:style style:name="index_20_6" style:display-name="index 6" style:family="paragraph" style:parent-style-name="normal" style:next-style-name="Standard" style:auto-update="true" style:default-outline-level="">
      <style:paragraph-properties fo:margin-left="0.9165in" fo:margin-right="0in" fo:margin-top="0in" fo:margin-bottom="0in" loext:contextual-spacing="false" fo:line-height="100%" fo:text-indent="-0.1528in" style:auto-text-indent="false"/>
    </style:style>
    <style:style style:name="index_20_7" style:display-name="index 7" style:family="paragraph" style:parent-style-name="normal" style:next-style-name="Standard" style:auto-update="true" style:default-outline-level="">
      <style:paragraph-properties fo:margin-left="1.0693in" fo:margin-right="0in" fo:margin-top="0in" fo:margin-bottom="0in" loext:contextual-spacing="false" fo:line-height="100%" fo:text-indent="-0.1528in" style:auto-text-indent="false"/>
    </style:style>
    <style:style style:name="index_20_8" style:display-name="index 8" style:family="paragraph" style:parent-style-name="normal" style:next-style-name="Standard" style:auto-update="true" style:default-outline-level="">
      <style:paragraph-properties fo:margin-left="1.222in" fo:margin-right="0in" fo:margin-top="0in" fo:margin-bottom="0in" loext:contextual-spacing="false" fo:line-height="100%" fo:text-indent="-0.1528in" style:auto-text-indent="false"/>
    </style:style>
    <style:style style:name="index_20_9" style:display-name="index 9" style:family="paragraph" style:parent-style-name="normal" style:next-style-name="Standard" style:auto-update="true" style:default-outline-level="">
      <style:paragraph-properties fo:margin-left="1.3752in" fo:margin-right="0in" fo:margin-top="0in" fo:margin-bottom="0in" loext:contextual-spacing="false" fo:line-height="100%" fo:text-indent="-0.1528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51c2c" fo:border-bottom="0.51pt solid #051c2c"/>
      <style:text-properties fo:color="#051c2c" fo:font-style="italic" style:font-style-asian="italic" style:font-style-complex="italic"/>
    </style:style>
    <style:style style:name="List_20_2" style:display-name="List 2" style:family="paragraph" style:parent-style-name="normal" style:default-outline-level="" style:class="list">
      <style:paragraph-properties fo:margin-left="0.3929in" fo:margin-right="0in" fo:margin-top="0in" fo:margin-bottom="0in" loext:contextual-spacing="true" fo:text-indent="-0.1965in" style:auto-text-indent="false"/>
    </style:style>
    <style:style style:name="List_20_3" style:display-name="List 3" style:family="paragraph" style:parent-style-name="normal" style:default-outline-level="" style:class="list">
      <style:paragraph-properties fo:margin-left="0.5898in" fo:margin-right="0in" fo:margin-top="0in" fo:margin-bottom="0in" loext:contextual-spacing="true" fo:text-indent="-0.1965in" style:auto-text-indent="false"/>
    </style:style>
    <style:style style:name="List_20_4" style:display-name="List 4" style:family="paragraph" style:parent-style-name="normal" style:default-outline-level="" style:class="list">
      <style:paragraph-properties fo:margin-left="0.7862in" fo:margin-right="0in" fo:margin-top="0in" fo:margin-bottom="0in" loext:contextual-spacing="true" fo:text-indent="-0.1965in" style:auto-text-indent="false"/>
    </style:style>
    <style:style style:name="List_20_5" style:display-name="List 5" style:family="paragraph" style:parent-style-name="normal" style:default-outline-level="" style:class="list">
      <style:paragraph-properties fo:margin-left="0.9827in" fo:margin-right="0in" fo:margin-top="0in" fo:margin-bottom="0in" loext:contextual-spacing="true" fo:text-indent="-0.1965in" style:auto-text-indent="false"/>
    </style:style>
    <style:style style:name="List_20_Continue" style:display-name="List Continue" style:family="paragraph" style:parent-style-name="normal" style:default-outline-level="">
      <style:paragraph-properties fo:margin-left="0.1965in" fo:margin-right="0in" fo:margin-top="0in" fo:margin-bottom="0.0835in" loext:contextual-spacing="true" fo:text-indent="0in" style:auto-text-indent="false"/>
    </style:style>
    <style:style style:name="List_20_Continue_20_2" style:display-name="List Continue 2" style:family="paragraph" style:parent-style-name="normal" style:default-outline-level="">
      <style:paragraph-properties fo:margin-left="0.3929in" fo:margin-right="0in" fo:margin-top="0in" fo:margin-bottom="0.0835in" loext:contextual-spacing="true" fo:text-indent="0in" style:auto-text-indent="false"/>
    </style:style>
    <style:style style:name="List_20_Continue_20_3" style:display-name="List Continue 3" style:family="paragraph" style:parent-style-name="normal" style:default-outline-level="">
      <style:paragraph-properties fo:margin-left="0.5898in" fo:margin-right="0in" fo:margin-top="0in" fo:margin-bottom="0.0835in" loext:contextual-spacing="true" fo:text-indent="0in" style:auto-text-indent="false"/>
    </style:style>
    <style:style style:name="List_20_Continue_20_4" style:display-name="List Continue 4" style:family="paragraph" style:parent-style-name="normal" style:default-outline-level="">
      <style:paragraph-properties fo:margin-left="0.7862in" fo:margin-right="0in" fo:margin-top="0in" fo:margin-bottom="0.0835in" loext:contextual-spacing="true" fo:text-indent="0in" style:auto-text-indent="false"/>
    </style:style>
    <style:style style:name="List_20_Continue_20_5" style:display-name="List Continue 5" style:family="paragraph" style:parent-style-name="normal" style:default-outline-level="">
      <style:paragraph-properties fo:margin-left="0.9827in" fo:margin-right="0in" fo:margin-top="0in" fo:margin-bottom="0.0835in" loext:contextual-spacing="true" fo:text-indent="0in" style:auto-text-indent="false"/>
    </style:style>
    <style:style style:name="List_20_Number" style:display-name="List Number" style:family="paragraph" style:parent-style-name="normal" style:default-outline-level="">
      <style:paragraph-properties fo:margin-top="0in" fo:margin-bottom="0in" loext:contextual-spacing="true"/>
    </style:style>
    <style:style style:name="List_20_Number_20_2" style:display-name="List Number 2" style:family="paragraph" style:parent-style-name="normal" style:default-outline-level="">
      <style:paragraph-properties fo:margin-top="0in" fo:margin-bottom="0in" loext:contextual-spacing="true"/>
    </style:style>
    <style:style style:name="List_20_Number_20_3" style:display-name="List Number 3" style:family="paragraph" style:parent-style-name="normal" style:default-outline-level="">
      <style:paragraph-properties fo:margin-top="0in" fo:margin-bottom="0in" loext:contextual-spacing="true"/>
    </style:style>
    <style:style style:name="List_20_Number_20_4" style:display-name="List Number 4" style:family="paragraph" style:parent-style-name="normal" style:default-outline-level="">
      <style:paragraph-properties fo:margin-top="0in" fo:margin-bottom="0in" loext:contextual-spacing="true"/>
    </style:style>
    <style:style style:name="List_20_Number_20_5" style:display-name="List Number 5" style:family="paragraph" style:parent-style-name="normal" style:default-outline-level="">
      <style:paragraph-properties fo:margin-top="0in" fo:margin-bottom="0in" loext:contextual-spacing="true"/>
    </style:style>
    <style:style style:name="macro" style:family="paragraph" style:default-outline-level="">
      <style:paragraph-properties fo:margin-top="0in" fo:margin-bottom="0in" loext:contextual-spacing="false" fo:line-height="110%"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Message_20_Header" style:display-name="Message Header" style:family="paragraph" style:parent-style-name="normal" style:default-outline-level="">
      <loext:graphic-properties draw:fill="solid" draw:fill-color="#cccccc"/>
      <style:paragraph-properties fo:margin-left="0.7874in" fo:margin-right="0in" fo:margin-top="0in" fo:margin-bottom="0in" loext:contextual-spacing="false" fo:line-height="100%" fo:text-indent="-0.7874in" style:auto-text-indent="false" fo:background-color="#cccccc" fo:padding="0.0138in" fo:border="0.74pt solid #000000"/>
      <style:text-properties style:font-name="Georgia" fo:font-family="Georg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Indent" style:display-name="Normal Indent" style:family="paragraph" style:parent-style-name="normal" style:default-outline-level="">
      <style:paragraph-properties fo:margin-left="0.5in" fo:margin-right="0in" fo:text-indent="0in" style:auto-text-indent="false"/>
    </style:style>
    <style:style style:name="Note_20_Heading" style:display-name="Note Heading" style:family="paragraph" style:parent-style-name="normal" style:next-style-name="Standard" style:default-outline-level="">
      <style:paragraph-properties fo:margin-top="0in" fo:margin-bottom="0in" loext:contextual-spacing="false" fo:line-height="100%"/>
    </style:style>
    <style:style style:name="Plain_20_Text" style:display-name="Plain Text" style:family="paragraph" style:parent-style-name="normal" style:default-outline-level="">
      <style:paragraph-properties fo:margin-top="0in" fo:margin-bottom="0in" loext:contextual-spacing="false" fo:line-height="100%"/>
      <style:text-properties style:font-name="Consolas" fo:font-family="Consolas" style:font-family-generic="roman" style:font-pitch="variable" fo:font-size="10.5pt" style:font-size-asian="10.5pt" style:font-size-complex="10.5pt"/>
    </style:style>
    <style:style style:name="Quote" style:family="paragraph" style:parent-style-name="normal"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Signature" style:family="paragraph" style:parent-style-name="normal" style:default-outline-level="" style:class="text">
      <style:paragraph-properties fo:margin-left="2.9528in" fo:margin-right="0in" fo:margin-top="0in" fo:margin-bottom="0in" loext:contextual-spacing="false" fo:line-height="100%" fo:text-indent="0in" style:auto-text-indent="false"/>
    </style:style>
    <style:style style:name="Subtitle" style:family="paragraph" style:parent-style-name="normal" style:next-style-name="Standard" style:default-outline-level="" style:class="chapter">
      <style:paragraph-properties fo:margin-top="0in" fo:margin-bottom="0.111in" loext:contextual-spacing="false" fo:line-height="100%"/>
      <style:text-properties fo:color="#5a5a5a"/>
    </style:style>
    <style:style style:name="table_20_of_20_authorities" style:display-name="table of authorities" style:family="paragraph" style:parent-style-name="normal" style:next-style-name="Standard" style:default-outline-level="">
      <style:paragraph-properties fo:margin-left="0.1528in" fo:margin-right="0in" fo:margin-top="0in" fo:margin-bottom="0in" loext:contextual-spacing="false" fo:text-indent="-0.1528in" style:auto-text-indent="false"/>
    </style:style>
    <style:style style:name="table_20_of_20_figures" style:display-name="table of figures" style:family="paragraph" style:parent-style-name="normal" style:next-style-name="Standard" style:default-outline-level="">
      <style:paragraph-properties fo:margin-top="0in" fo:margin-bottom="0in" loext: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fo:font-size="14pt" style:letter-kerning="tru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4_20_Char" style:display-name="Heading 4 Char" style:family="text" style:parent-style-name="Default_20_Paragraph_20_Font">
      <style:text-properties fo:font-size="12pt" style:letter-kerning="tru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fo:color="#020d15" style:font-name="Georgia" fo:font-family="Georgia" style:font-family-generic="roman" style:font-pitch="variable" style:font-name-asian="F" style:font-family-generic-asian="system" style:font-pitch-asian="variable" style:font-name-complex="F" style:font-family-generic-complex="system" style:font-pitch-complex="variable" style:font-size-complex="10pt"/>
    </style:style>
    <style:style style:name="Heading_20_7_20_Char" style:display-name="Heading 7 Char" style:family="text" style:parent-style-name="Default_20_Paragraph_20_Font">
      <style:text-properties fo:color="#020d15"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pt" style:font-style-complex="italic"/>
    </style:style>
    <style:style style:name="Heading_20_8_20_Char" style:display-name="Heading 8 Char" style:family="text" style:parent-style-name="Default_20_Paragraph_20_Font">
      <style:text-properties fo:color="#272727" style:font-name="Georgia" fo:font-family="Georgia"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Georgia" fo:font-family="Georgia"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Footer_20_Char" style:display-name="Footer Char" style:family="text" style:parent-style-name="Default_20_Paragraph_20_Fon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_20_Page_20_Disclaimer_20_Char" style:display-name="Title Page Disclaimer Char" style:family="text" style:parent-style-name="Default_20_Paragraph_20_Font">
      <style:text-properties fo:color="#000000"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_39_9.1_20_Title_20_Char" style:display-name="99.1 Title Char" style:family="text" style:parent-style-name="Default_20_Paragraph_20_Font">
      <style:text-properties style:font-name="Georgia" fo:font-family="Georgia" style:font-family-generic="roman" style:font-pitch="variable" fo:font-size="32pt" fo:font-weight="bold" style:letter-kerning="true" style:font-name-asian="Times New Roman1" style:font-family-asian="'Times New Roman'" style:font-family-generic-asian="system" style:font-pitch-asian="variable" style:font-size-asian="32pt" style:font-weight-asian="bold" style:font-name-complex="Times New Roman1" style:font-family-complex="'Times New Roman'" style:font-family-generic-complex="system" style:font-pitch-complex="variable" style:font-size-complex="32pt"/>
    </style:style>
    <style:style style:name="Endnote_20_Symbol" style:display-name="Endnote Symbol" style:family="text">
      <style:text-properties fo:font-variant="normal" fo:text-transform="none" style:text-line-through-style="none" style:text-line-through-type="none" style:text-position="super 58%" style:font-name="Theinhardt Pan Light" fo:font-family="'Theinhardt Pan Light'"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text:display="true"/>
    </style:style>
    <style:style style:name="Endnote_20_anchor" style:display-name="Endnote anchor" style:family="text">
      <style:text-properties fo:font-variant="normal" fo:text-transform="none" style:text-line-through-style="none" style:text-line-through-type="none" style:text-position="super 58%" style:font-name="Theinhardt Pan Light" fo:font-family="'Theinhardt Pan Light'"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text:display="true"/>
    </style:style>
    <style:style style:name="Title_20_Char" style:display-name="Title Char" style:family="text" style:parent-style-name="Default_20_Paragraph_20_Font">
      <style:text-properties style:font-name="Georgia" fo:font-family="Georgia" style:font-family-generic="roman" style:font-pitch="variable" fo:font-size="32pt" fo:font-weight="bold" style:letter-kerning="true" style:font-name-asian="Times New Roman1" style:font-family-asian="'Times New Roman'" style:font-family-generic-asian="system" style:font-pitch-asian="variable" style:font-size-asian="32pt" style:font-weight-asian="bold" style:font-name-complex="Times New Roman1" style:font-family-complex="'Times New Roman'" style:font-family-generic-complex="system" style:font-pitch-complex="variable" style:font-size-complex="32pt"/>
    </style:style>
    <style:style style:name="annotation_20_reference" style:display-name="annotation reference" style:family="text" style:parent-style-name="Default_20_Paragraph_20_Font">
      <style:text-properties fo:font-size="8pt" style:font-size-asian="8pt" style:font-size-complex="8pt"/>
    </style:style>
    <style:style style:name="Endnote_20_Text_20_Char" style:display-name="Endnote Text Char" style:family="text" style:parent-style-name="Default_20_Paragraph_20_Fon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Text_20_Char" style:display-name="Footnote Text Char" style:family="text" style:parent-style-name="Default_20_Paragraph_20_Fon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_32_0_20_Major_20_H1_20_Char" style:display-name="20 Major H1 Char" style:family="text" style:parent-style-name="Default_20_Paragraph_20_Fon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_32_1_20_Minor_20_H2_20_Char" style:display-name="21 Minor H2 Char" style:family="text" style:parent-style-name="Default_20_Paragraph_20_Font">
      <style:text-properties fo:font-size="14pt" style:letter-kerning="tru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_32_2_20_Sub_20_1_20_H3_20_Char" style:display-name="22 Sub 1 H3 Char" style:family="text" style:parent-style-name="Default_20_Paragraph_20_Font">
      <style:text-propertie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fo:font-weight="bold" style:font-weight-asian="bold"/>
    </style:style>
    <style:style style:name="Footnote_20_anchor" style:display-name="Footnote anchor" style:family="text">
      <style:text-properties style:text-position="super 58%" fo:font-weight="bold" style:font-weight-asian="bold"/>
    </style:style>
    <style:style style:name="_30_0_20_Body_20_Char" style:display-name="00 Body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_30_1_20_B1_20_Dot_20_Char" style:display-name="01 B1 Dot Char" style:family="text" style:parent-style-name="_30_0_20_Body_20_Char">
      <style:text-properties style:font-name="Arial (Body)" fo:font-family="'Arial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1f40e6" style:text-underline-style="solid" style:text-underline-width="auto" style:text-underline-color="font-color"/>
    </style:style>
    <style:style style:name="No_20_Spacing_20_Char" style:display-name="No Spacing Char" style:family="text" style:parent-style-name="Default_20_Paragraph_20_Font">
      <style:text-properties style:font-name-asian="F" style:font-family-generic-asian="system" style:font-pitch-asian="variable"/>
    </style:style>
    <style:style style:name="Salutation_20_Char" style:display-name="Salutation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Intense_20_Reference" style:display-name="Intense Reference" style:family="text" style:parent-style-name="Default_20_Paragraph_20_Font">
      <style:text-properties fo:font-variant="normal" fo:text-transform="none" fo:color="#051c2c" fo:letter-spacing="0.0035in" fo:font-weight="bold" style:font-weight-asian="bold" style:font-weight-complex="bold"/>
    </style:style>
    <style:style style:name="FollowedHyperlink" style:family="text" style:parent-style-name="Default_20_Paragraph_20_Font">
      <style:text-properties fo:color="#00a9f4"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_30_0_20_Bold" style:display-name="00 Bold" style:family="text" style:parent-style-name="Default_20_Paragraph_20_Font">
      <style:text-properties style:font-name="Arial" fo:font-family="Arial" style:font-family-generic="roman" style:font-pitch="variable" fo:font-weight="bold" style:font-weight-asian="bold" style:font-name-complex="Theinhardt Pan" style:font-family-complex="'Theinhardt Pan'" style:font-family-generic-complex="system" style:font-pitch-complex="variable"/>
    </style:style>
    <style:style style:name="Comment_20_Text_20_Char" style:display-name="Comment Text Char" style:family="text" style:parent-style-name="Default_20_Paragraph_20_Fon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Body_20_Text_20_Char" style:display-name="Body Text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font-name-asian="Times New Roman1" style:font-family-asian="'Times New Roman'" style:font-family-generic-asian="system" style:font-pitch-asian="variable" style:font-size-asian="8pt" style:font-name-complex="Segoe UI1" style:font-family-complex="'Segoe UI'"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Hashtag" style:family="text" style:parent-style-name="Default_20_Paragraph_20_Font">
      <style:text-properties fo:color="#2b579a" fo:background-color="#e1dfdd"/>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051c2c" fo:font-style="italic" style:font-style-asian="italic" style:font-style-complex="italic"/>
    </style:style>
    <style:style style:name="Intense_20_Quote_20_Char" style:display-name="Intense Quote Char" style:family="text" style:parent-style-name="Default_20_Paragraph_20_Font">
      <style:text-properties fo:color="#051c2c"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line_20_number" style:display-name="line number" style:family="text" style:parent-style-name="Default_20_Paragraph_20_Font"/>
    <style:style style:name="Macro_20_Text_20_Char" style:display-name="Macro Text Char" style:family="text" style:parent-style-name="Default_20_Paragraph_20_Font">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Mention" style:family="text" style:parent-style-name="Default_20_Paragraph_20_Font">
      <style:text-properties fo:color="#2b579a" fo:background-color="#e1dfdd"/>
    </style:style>
    <style:style style:name="Message_20_Header_20_Char" style:display-name="Message Header Char" style:family="text" style:parent-style-name="Default_20_Paragraph_20_Font">
      <style:text-properties style:font-name="Georgia" fo:font-family="Georgia" style:font-family-generic="roman" style:font-pitch="variable" fo:font-size="12pt" fo:background-color="#cccccc" style:font-name-asian="F" style:font-family-generic-asian="system" style:font-pitch-asian="variable" style:font-size-asian="12pt" style:font-name-complex="F" style:font-family-generic-complex="system" style:font-pitch-complex="variable" style:font-size-complex="12pt"/>
    </style:style>
    <style:style style:name="Note_20_Heading_20_Char" style:display-name="Note Heading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Quote_20_Char" style:display-name="Quote Char" style:family="text" style:parent-style-name="Default_20_Paragraph_20_Font">
      <style:text-properties fo:color="#404040"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Signature_20_Char" style:display-name="Signature Char" style:family="text" style:parent-style-name="Default_20_Paragraph_20_Fon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Smart_20_Hyperlink" style:display-name="Smart Hyperlink" style:family="text" style:parent-style-name="Default_20_Paragraph_20_Font">
      <style:text-properties style:text-underline-style="dotted" style:text-underline-width="auto" style:text-underline-color="font-color"/>
    </style:style>
    <style:style style:name="Smart_20_Link" style:display-name="Smart Link" style:family="text" style:parent-style-name="Default_20_Paragraph_20_Font">
      <style:text-properties fo:color="#0000ff" fo:background-color="#f3f2f1"/>
    </style:style>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fo:letter-spacing="0.0102in" style:font-name-asian="F" style:font-family-generic-asian="system" style:font-pitch-asian="variable"/>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urier New" fo:font-family="'Courier New'"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Courier New" fo:font-family="'Courier New'"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Courier New" fo:font-family="'Courier New'"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Courier New" fo:font-family="'Courier New'"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color="#1155cc"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2563in" fo:margin-right="0in" fo:margin-top="0in" fo:margin-bottom="0.1252in" loext:contextual-spacing="false" fo:line-height="11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Body)" fo:font-size="10pt" fo:font-style="normal" style:text-underline-style="none" fo:font-weight="normal" style:font-name-asian="Arial (Body)1" style:font-size-asian="10pt" style:font-style-asian="normal" style:font-weight-asian="normal" style:font-name-complex="Arial (Body)1" style:font-size-complex="10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Arial (Body)" fo:font-size="10pt" fo:font-style="normal" style:text-underline-style="none" fo:font-weight="normal" style:font-name-asian="Arial (Body)1" style:font-size-asian="10pt" style:font-style-asian="normal" style:font-weight-asian="normal" style:font-name-complex="Arial (Body)1" style:font-size-complex="10pt"/>
    </style:style>
    <style:page-layout style:name="Mpm1">
      <style:page-layout-properties fo:page-width="8.2681in" fo:page-height="11.6929in" style:num-format="1" style:print-orientation="portrait" fo:margin-top="0.9839in" fo:margin-bottom="0.2992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46in" fo:margin-left="0in" fo:margin-right="0in" fo:margin-top="0.645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04T23:43:00</meta:creation-date>
    <meta:initial-creator>Michael Yaworski</meta:initial-creator>
    <meta:document-statistic meta:table-count="2" meta:image-count="0" meta:object-count="0" meta:page-count="7" meta:paragraph-count="118" meta:word-count="1217" meta:character-count="6729" meta:non-whitespace-character-count="5636"/>
    <meta:generator>LibreOfficeDev/6.0.5.2$Linux_X86_64 LibreOffice_project/</meta:generator>
  </office:meta>
</office:document-meta>
</file>